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3.59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2.882cm"/>
    </style:style>
    <style:style style:name="co9" style:family="table-column">
      <style:table-column-properties fo:break-before="auto" style:column-width="6.189cm"/>
    </style:style>
    <style:style style:name="co10" style:family="table-column">
      <style:table-column-properties fo:break-before="auto" style:column-width="4.198cm"/>
    </style:style>
    <style:style style:name="co11" style:family="table-column">
      <style:table-column-properties fo:break-before="auto" style:column-width="4.374cm"/>
    </style:style>
    <style:style style:name="co12" style:family="table-column">
      <style:table-column-properties fo:break-before="auto" style:column-width="3.239cm"/>
    </style:style>
    <style:style style:name="co13" style:family="table-column">
      <style:table-column-properties fo:break-before="auto" style:column-width="3.09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QR_20_test_20_1">
      <style:table-properties table:display="true" style:writing-mode="lr-tb"/>
    </style:style>
    <style:style style:name="ta2" style:family="table" style:master-page-name="PageStyle_5f_QR_20_test2">
      <style:table-properties table:display="true" style:writing-mode="lr-tb"/>
    </style:style>
    <style:style style:name="ta3" style:family="table" style:master-page-name="PageStyle_5f_VP1">
      <style:table-properties table:display="true" style:writing-mode="lr-tb"/>
    </style:style>
    <style:style style:name="ta4" style:family="table" style:master-page-name="PageStyle_5f_VP1_20__28_2_29_">
      <style:table-properties table:display="true" style:writing-mode="lr-tb"/>
    </style:style>
    <style:style style:name="ta5" style:family="table" style:master-page-name="PageStyle_5f_communs">
      <style:table-properties table:display="true" style:writing-mode="lr-tb"/>
    </style:style>
    <style:style style:name="ta6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5" style:family="table-cell" style:parent-style-name="Excel_20_Built-in_20_Comma" style:data-style-name="N11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 style:data-style-name="N11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Comma" style:data-style-name="N11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Comma" style:data-style-name="N111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 style:data-style-name="N112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18" style:family="table-cell" style:parent-style-name="Excel_20_Built-in_20_Comma" style:data-style-name="N11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Comma" style:data-style-name="N11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omma" style:data-style-name="N1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Comma" style:data-style-name="N111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Comma" style:data-style-name="N112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2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29" style:family="table-cell" style:parent-style-name="Excel_20_Built-in_20_Comma" style:data-style-name="N11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Comma" style:data-style-name="N11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Comma" style:data-style-name="N11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omma" style:data-style-name="N111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Comma" style:data-style-name="N112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11">
      <style:table-cell-properties style:rotation-align="none"/>
    </style:style>
    <style:style style:name="ce39" style:family="table-cell" style:parent-style-name="Excel_20_Built-in_20_Comma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Comma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Comma" style:data-style-name="N113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2.49pt solid #000000"/>
    </style:style>
    <style:style style:name="ce43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</style:style>
    <style:style style:name="ce44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</style:style>
    <style:style style:name="ce45" style:family="table-cell" style:parent-style-name="Excel_20_Built-in_20_Comma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Comma" style:data-style-name="N113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Comma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omma" style:data-style-name="N11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Comma" style:data-style-name="N113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8">
      <style:table-cell-properties fo:border-bottom="none" style:diagonal-bl-tr="none" style:diagonal-tl-br="none" fo:border-left="2.49pt solid #000000" fo:border-right="2.49pt solid #000000" style:rotation-align="none" fo:border-top="2.49pt solid #000000"/>
    </style:style>
    <style:style style:name="ce52" style:family="table-cell" style:parent-style-name="Default" style:data-style-name="N108">
      <style:table-cell-properties fo:border-bottom="none" style:diagonal-bl-tr="none" style:diagonal-tl-br="none" fo:border-left="2.49pt solid #000000" fo:border-right="2.49pt solid #000000" style:rotation-align="none" fo:border-top="none"/>
    </style:style>
    <style:style style:name="ce53" style:family="table-cell" style:parent-style-name="Default" style:data-style-name="N108">
      <style:table-cell-properties fo:border-bottom="2.49pt solid #000000" style:diagonal-bl-tr="none" style:diagonal-tl-br="none" fo:border-left="2.49pt solid #000000" fo:border-right="2.49pt solid #000000" style:rotation-align="none" fo:border-top="none"/>
    </style:style>
    <style:style style:name="ce54" style:family="table-cell" style:parent-style-name="Default" style:data-style-name="N108">
      <style:table-cell-properties style:rotation-align="none"/>
    </style:style>
    <style:style style:name="ce55" style:family="table-cell" style:parent-style-name="Default">
      <style:table-cell-properties fo:border-bottom="none" style:diagonal-bl-tr="none" style:diagonal-tl-br="none" fo:border-left="4pt solid #000000" fo:border-right="none" style:rotation-align="none" fo:border-top="4pt solid #000000"/>
    </style:style>
    <style:style style:name="ce56" style:family="table-cell" style:parent-style-name="Default">
      <style:table-cell-properties fo:border-bottom="none" style:diagonal-bl-tr="none" style:diagonal-tl-br="none" fo:border-left="4pt solid #000000" fo:border-right="none" style:rotation-align="none" fo:border-top="none"/>
    </style:style>
    <style:style style:name="ce57" style:family="table-cell" style:parent-style-name="Default">
      <style:table-cell-properties fo:border-bottom="4pt solid #000000" style:diagonal-bl-tr="none" style:diagonal-tl-br="none" fo:border-left="4pt solid #000000" fo:border-right="none" style:rotation-align="none" fo:border-top="none"/>
    </style:style>
    <style:style style:name="ce58" style:family="table-cell" style:parent-style-name="Excel_20_Built-in_20_Comma" style:data-style-name="N11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Comma" style:data-style-name="N11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Comma" style:data-style-name="N114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Comma" style:data-style-name="N11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omma" style:data-style-name="N11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Comma" style:data-style-name="N115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Comma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Comma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Comma" style:data-style-name="N117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4pt solid #000000"/>
    </style:style>
    <style:style style:name="ce70" style:family="table-cell" style:parent-style-name="Default">
      <style:table-cell-properties fo:border-bottom="4pt solid #000000" style:diagonal-bl-tr="none" style:diagonal-tl-br="none" fo:border-left="none" fo:border-right="none" style:rotation-align="none" fo:border-top="none"/>
    </style:style>
    <style:style style:name="ce71" style:family="table-cell" style:parent-style-name="Excel_20_Built-in_20_Comma" style:data-style-name="N11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Comma" style:data-style-name="N114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Comma" style:data-style-name="N11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Comma" style:data-style-name="N115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Comma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Comma" style:data-style-name="N117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4pt solid #000000" style:rotation-align="none" fo:border-top="4pt solid #000000"/>
    </style:style>
    <style:style style:name="ce80" style:family="table-cell" style:parent-style-name="Default">
      <style:table-cell-properties fo:border-bottom="none" style:diagonal-bl-tr="none" style:diagonal-tl-br="none" fo:border-left="none" fo:border-right="4pt solid #000000" style:rotation-align="none" fo:border-top="none"/>
    </style:style>
    <style:style style:name="ce81" style:family="table-cell" style:parent-style-name="Default">
      <style:table-cell-properties fo:border-bottom="4pt solid #000000" style:diagonal-bl-tr="none" style:diagonal-tl-br="none" fo:border-left="none" fo:border-right="4pt solid #000000" style:rotation-align="none" fo:border-top="none"/>
    </style:style>
    <style:style style:name="ce82" style:family="table-cell" style:parent-style-name="Excel_20_Built-in_20_Comma" style:data-style-name="N11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Comma" style:data-style-name="N11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Comma" style:data-style-name="N114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Comma" style:data-style-name="N11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Comma" style:data-style-name="N11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Comma" style:data-style-name="N115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Comma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Comma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Comma" style:data-style-name="N117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6">
      <style:table-cell-properties style:rotation-align="none"/>
    </style:style>
    <style:style style:name="ce92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Comma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4pt solid #000000" fo:border-right="4pt solid #000000" style:rotation-align="none" fo:border-top="4pt solid #000000"/>
    </style:style>
    <style:style style:name="ce96" style:family="table-cell" style:parent-style-name="Default">
      <style:table-cell-properties fo:border-bottom="none" style:diagonal-bl-tr="none" style:diagonal-tl-br="none" fo:border-left="4pt solid #000000" fo:border-right="4pt solid #000000" style:rotation-align="none" fo:border-top="none"/>
    </style:style>
    <style:style style:name="ce97" style:family="table-cell" style:parent-style-name="Default">
      <style:table-cell-properties fo:border-bottom="4pt solid #000000" style:diagonal-bl-tr="none" style:diagonal-tl-br="none" fo:border-left="4pt solid #000000" fo:border-right="4pt solid #000000" style:rotation-align="none" fo:border-top="none"/>
    </style:style>
    <style:style style:name="ce98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Comma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Comma">
      <style:table-cell-properties fo:border-bottom="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rotation-align="none"/>
    </style:style>
    <style:style style:name="ce105" style:family="table-cell" style:parent-style-name="Excel_20_Built-in_20_Comma" style:data-style-name="N118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18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R test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5" table:default-cell-style-name="ce1"/>
        <table:table-column table:style-name="co4" table:number-columns-repeated="3" table:default-cell-style-name="ce1"/>
        <table:table-column table:style-name="co3" table:number-columns-repeated="1013" table:default-cell-style-name="ce1"/>
        <table:table-row table:style-name="ro1">
          <table:table-cell office:value-type="string">
            <text:p>_A</text:p>
          </table:table-cell>
          <table:table-cell table:number-columns-repeated="3"/>
          <table:table-cell office:value-type="string">
            <text:p>alpha</text:p>
          </table:table-cell>
          <table:table-cell office:value-type="string">
            <text:p>_e1</text:p>
          </table:table-cell>
          <table:table-cell office:value-type="string">
            <text:p>_u</text:p>
          </table:table-cell>
          <table:table-cell office:value-type="string">
            <text:p>_v</text:p>
          </table:table-cell>
          <table:table-cell/>
          <table:table-cell office:value-type="string">
            <text:p>UtU</text:p>
          </table:table-cell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5" office:value-type="float" office:value="-51">
            <text:p>-51</text:p>
          </table:table-cell>
          <table:table-cell table:style-name="ce26" office:value-type="float" office:value="4">
            <text:p>4</text:p>
          </table:table-cell>
          <table:table-cell/>
          <table:table-cell table:formula="of:=SQRT(SUMSQ([.A2:.A4]))" office:value-type="float" office:value="14">
            <text:p>14</text:p>
          </table:table-cell>
          <table:table-cell table:style-name="ce42" office:value-type="float" office:value="1">
            <text:p>1</text:p>
          </table:table-cell>
          <table:table-cell table:style-name="ce42" table:formula="of:=(_x-alpha*_e1)" office:value-type="float" office:value="-2">
            <text:p>-2</text:p>
          </table:table-cell>
          <table:table-cell table:style-name="ce51" table:formula="of:=_u/SQRT(SUMSQ(_u))" office:value-type="float" office:value="-0.577350269189626">
            <text:p>-0,577</text:p>
          </table:table-cell>
          <table:table-cell/>
          <table:table-cell table:style-name="ce54" table:formula="of:=MMULT(_v;TRANSPOSE(_v))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number-columns-repeated="101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6" office:value-type="float" office:value="167">
            <text:p>167</text:p>
          </table:table-cell>
          <table:table-cell table:style-name="ce27" office:value-type="float" office:value="-68">
            <text:p>-68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style-name="ce43" table:formula="of:=[.G2]" office:value-type="float" office:value="-2">
            <text:p>-2</text:p>
          </table:table-cell>
          <table:table-cell table:style-name="ce52" table:formula="of:=[.H2]" office:value-type="float" office:value="-0.577350269189626">
            <text:p>-0,577</text:p>
          </table:table-cell>
          <table:table-cell/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number-columns-repeated="1012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17" office:value-type="float" office:value="24">
            <text:p>24</text:p>
          </table:table-cell>
          <table:table-cell table:style-name="ce28" office:value-type="float" office:value="-41">
            <text:p>-41</text:p>
          </table:table-cell>
          <table:table-cell table:number-columns-repeated="2"/>
          <table:table-cell table:style-name="ce44" office:value-type="float" office:value="0">
            <text:p>0</text:p>
          </table:table-cell>
          <table:table-cell table:style-name="ce44" table:formula="of:=[.G2]" office:value-type="float" office:value="-2">
            <text:p>-2</text:p>
          </table:table-cell>
          <table:table-cell table:style-name="ce53" table:formula="of:=[.H2]" office:value-type="float" office:value="-0.577350269189626">
            <text:p>-0,577</text:p>
          </table:table-cell>
          <table:table-cell/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_H1</text:p>
          </table:table-cell>
          <table:table-cell table:number-columns-repeated="1023"/>
        </table:table-row>
        <table:table-row table:style-name="ro1">
          <table:table-cell table:style-name="ce5" table:formula="of:=_I-2*MMULT(_v;TRANSPOSE(_v))" office:value-type="float" office:value="-0.666666666666667">
            <text:p>-0,667 <text:s text:c="3"/></text:p>
          </table:table-cell>
          <table:table-cell table:style-name="ce18" table:formula="of:=[.A8]" office:value-type="float" office:value="-0.666666666666667">
            <text:p>-0,667 <text:s text:c="3"/></text:p>
          </table:table-cell>
          <table:table-cell table:style-name="ce29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6" table:formula="of:=[.A8]" office:value-type="float" office:value="-0.666666666666667">
            <text:p>-0,667 <text:s text:c="3"/></text:p>
          </table:table-cell>
          <table:table-cell table:style-name="ce8" table:formula="of:=[.A8]" office:value-type="float" office:value="-0.666666666666667">
            <text:p>-0,667 <text:s text:c="3"/></text:p>
          </table:table-cell>
          <table:table-cell table:style-name="ce30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7" table:formula="of:=[.A8]" office:value-type="float" office:value="-0.666666666666667">
            <text:p>-0,667 <text:s text:c="3"/></text:p>
          </table:table-cell>
          <table:table-cell table:style-name="ce19" table:formula="of:=[.A8]" office:value-type="float" office:value="-0.666666666666667">
            <text:p>-0,667 <text:s text:c="3"/></text:p>
          </table:table-cell>
          <table:table-cell table:style-name="ce31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8" office:value-type="string" office:string-value="_H1A">
            <text:p>_H1A 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9" table:formula="of:=MMULT(_H1;_A)" office:value-type="float" office:value="-9.33333333333334">
            <text:p>-9,3 <text:s text:c="3"/></text:p>
          </table:table-cell>
          <table:table-cell table:style-name="ce20" table:formula="of:=[.A12]" office:value-type="float" office:value="-9.33333333333334">
            <text:p>-9,3 <text:s text:c="3"/></text:p>
          </table:table-cell>
          <table:table-cell table:style-name="ce32" table:formula="of:=[.A12]" office:value-type="float" office:value="-9.33333333333334">
            <text:p>-9,3 <text:s text:c="3"/></text:p>
          </table:table-cell>
          <table:table-cell/>
          <table:table-cell office:value-type="string">
            <text:p>alpha2</text:p>
          </table:table-cell>
          <table:table-cell/>
          <table:table-cell office:value-type="string">
            <text:p>_u2</text:p>
          </table:table-cell>
          <table:table-cell office:value-type="string">
            <text:p>_v2</text:p>
          </table:table-cell>
          <table:table-cell/>
          <table:table-cell office:value-type="string">
            <text:p>UtU</text:p>
          </table:table-cell>
          <table:table-cell table:number-columns-repeated="1014"/>
        </table:table-row>
        <table:table-row table:style-name="ro1">
          <table:table-cell table:style-name="ce10" table:formula="of:=[.A12]" office:value-type="float" office:value="-9.33333333333334">
            <text:p>-9,3 <text:s text:c="3"/></text:p>
          </table:table-cell>
          <table:table-cell table:style-name="ce21" table:formula="of:=[.A12]" office:value-type="float" office:value="-9.33333333333334">
            <text:p>-9,3 <text:s text:c="3"/></text:p>
          </table:table-cell>
          <table:table-cell table:style-name="ce33" table:formula="of:=[.A12]" office:value-type="float" office:value="-9.33333333333334">
            <text:p>-9,3 <text:s text:c="3"/></text:p>
          </table:table-cell>
          <table:table-cell/>
          <table:table-cell table:style-name="ce38" table:formula="of:=SIGN([.B13])*SQRT(SUMSQ(_x2))" office:value-type="float" office:value="-13.1993265821489">
            <text:p>-13,2 <text:s text:c="3"/></text:p>
          </table:table-cell>
          <table:table-cell/>
          <table:table-cell table:style-name="ce42" table:formula="of:=_x2-alpha2*_e2" office:value-type="float" office:value="0">
            <text:p>#VALEUR !</text:p>
          </table:table-cell>
          <table:table-cell table:style-name="ce51" table:formula="of:=_u2/SQRT(SUMSQ(_u2))" office:value-type="float" office:value="0">
            <text:p>#VALEUR !</text:p>
          </table:table-cell>
          <table:table-cell/>
          <table:table-cell table:style-name="ce54" table:formula="of:=MMULT(_v2;TRANSPOSE(_v2))" office:value-type="float" office:value="0">
            <text:p>#VALEUR !</text:p>
          </table:table-cell>
          <table:table-cell table:style-name="ce54"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number-columns-repeated="1012"/>
        </table:table-row>
        <table:table-row table:style-name="ro1">
          <table:table-cell table:style-name="ce11" table:formula="of:=[.A12]" office:value-type="float" office:value="-9.33333333333334">
            <text:p>-9,3 <text:s text:c="3"/></text:p>
          </table:table-cell>
          <table:table-cell table:style-name="ce22" table:formula="of:=[.A12]" office:value-type="float" office:value="-9.33333333333334">
            <text:p>-9,3 <text:s text:c="3"/></text:p>
          </table:table-cell>
          <table:table-cell table:style-name="ce34" table:formula="of:=[.A12]" office:value-type="float" office:value="-9.33333333333334">
            <text:p>-9,3 <text:s text:c="3"/></text:p>
          </table:table-cell>
          <table:table-cell table:number-columns-repeated="3"/>
          <table:table-cell table:style-name="ce44" table:formula="of:=[.G13]" office:value-type="float" office:value="0">
            <text:p>#VALEUR !</text:p>
          </table:table-cell>
          <table:table-cell table:style-name="ce53" table:formula="of:=[.H13]" office:value-type="float" office:value="0">
            <text:p>#VALEUR !</text:p>
          </table:table-cell>
          <table:table-cell/>
          <table:table-cell table:style-name="ce54" table:formula="of:=[.J13]" office:value-type="float" office:value="0">
            <text:p>#VALEUR !</text:p>
          </table:table-cell>
          <table:table-cell table:style-name="ce54"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number-columns-repeated="1012"/>
        </table:table-row>
        <table:table-row table:style-name="ro1">
          <table:table-cell office:value-type="string">
            <text:p>_H2</text:p>
          </table:table-cell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6" table:formula="of:=_I2-2*MMULT(_v2;TRANSPOSE(_v2))" office:value-type="float" office:value="0">
            <text:p>#VALEUR !</text:p>
          </table:table-cell>
          <table:table-cell table:style-name="ce27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7" table:formula="of:=[.B18]" office:value-type="float" office:value="0">
            <text:p>#VALEUR !</text:p>
          </table:table-cell>
          <table:table-cell table:style-name="ce28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=_H2H1A</text:p>
          </table:table-cell>
          <table:table-cell table:number-columns-repeated="3"/>
          <table:table-cell office:value-type="string">
            <text:p>Q=H1.H2</text:p>
          </table:table-cell>
          <table:table-cell table:number-columns-repeated="3"/>
          <table:table-cell office:value-type="string">
            <text:p>QtQ</text:p>
          </table:table-cell>
          <table:table-cell table:number-columns-repeated="1015"/>
        </table:table-row>
        <table:table-row table:style-name="ro1">
          <table:table-cell table:style-name="ce12" table:formula="of:=MMULT(_H2;MMULT(_H1;_A))" office:value-type="float" office:value="-9.33333333333334">
            <text:p>-9 <text:s text:c="3"/></text:p>
          </table:table-cell>
          <table:table-cell table:style-name="ce23" table:formula="of:=[.A22]" office:value-type="float" office:value="-9.33333333333334">
            <text:p>-9 <text:s text:c="3"/></text:p>
          </table:table-cell>
          <table:table-cell table:style-name="ce35" table:formula="of:=[.A22]" office:value-type="float" office:value="-9.33333333333334">
            <text:p>-9 <text:s text:c="3"/></text:p>
          </table:table-cell>
          <table:table-cell/>
          <table:table-cell table:style-name="ce39" table:formula="of:=MMULT(_H1;_H2)" office:value-type="float" office:value="-0.666666666666667">
            <text:p>-0,67 <text:s text:c="3"/></text:p>
          </table:table-cell>
          <table:table-cell table:style-name="ce45" table:formula="of:=[.E22]" office:value-type="float" office:value="-0.666666666666667">
            <text:p>-0,67 <text:s text:c="3"/></text:p>
          </table:table-cell>
          <table:table-cell table:style-name="ce48" table:formula="of:=[.E22]" office:value-type="float" office:value="-0.666666666666667">
            <text:p>-0,67 <text:s text:c="3"/></text:p>
          </table:table-cell>
          <table:table-cell table:style-name="ce24"/>
          <table:table-cell table:style-name="ce12" table:formula="of:=MMULT(_Q;TRANSPOSE(_Q))" office:value-type="float" office:value="1.33333333333333">
            <text:p><text:s/>1 <text:s text:c="3"/></text:p>
          </table:table-cell>
          <table:table-cell table:style-name="ce23" table:formula="of:=[.I22]" office:value-type="float" office:value="1.33333333333333">
            <text:p><text:s/>1 <text:s text:c="3"/></text:p>
          </table:table-cell>
          <table:table-cell table:style-name="ce35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13" table:formula="of:=[.A22]" office:value-type="float" office:value="-9.33333333333334">
            <text:p>-9 <text:s text:c="3"/></text:p>
          </table:table-cell>
          <table:table-cell table:style-name="ce24" table:formula="of:=[.A22]" office:value-type="float" office:value="-9.33333333333334">
            <text:p>-9 <text:s text:c="3"/></text:p>
          </table:table-cell>
          <table:table-cell table:style-name="ce36" table:formula="of:=[.A22]" office:value-type="float" office:value="-9.33333333333334">
            <text:p>-9 <text:s text:c="3"/></text:p>
          </table:table-cell>
          <table:table-cell/>
          <table:table-cell table:style-name="ce40" table:formula="of:=[.E22]" office:value-type="float" office:value="-0.666666666666667">
            <text:p>-0,67 <text:s text:c="3"/></text:p>
          </table:table-cell>
          <table:table-cell table:style-name="ce46" table:formula="of:=[.E22]" office:value-type="float" office:value="-0.666666666666667">
            <text:p>-0,67 <text:s text:c="3"/></text:p>
          </table:table-cell>
          <table:table-cell table:style-name="ce49" table:formula="of:=[.E22]" office:value-type="float" office:value="-0.666666666666667">
            <text:p>-0,67 <text:s text:c="3"/></text:p>
          </table:table-cell>
          <table:table-cell table:style-name="ce24"/>
          <table:table-cell table:style-name="ce13" table:formula="of:=[.I22]" office:value-type="float" office:value="1.33333333333333">
            <text:p><text:s/>1 <text:s text:c="3"/></text:p>
          </table:table-cell>
          <table:table-cell table:style-name="ce24" table:formula="of:=[.I22]" office:value-type="float" office:value="1.33333333333333">
            <text:p><text:s/>1 <text:s text:c="3"/></text:p>
          </table:table-cell>
          <table:table-cell table:style-name="ce36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14" table:formula="of:=[.A22]" office:value-type="float" office:value="-9.33333333333334">
            <text:p>-9 <text:s text:c="3"/></text:p>
          </table:table-cell>
          <table:table-cell table:style-name="ce25" table:formula="of:=[.A22]" office:value-type="float" office:value="-9.33333333333334">
            <text:p>-9 <text:s text:c="3"/></text:p>
          </table:table-cell>
          <table:table-cell table:style-name="ce37" table:formula="of:=[.A22]" office:value-type="float" office:value="-9.33333333333334">
            <text:p>-9 <text:s text:c="3"/></text:p>
          </table:table-cell>
          <table:table-cell/>
          <table:table-cell table:style-name="ce41" table:formula="of:=[.E22]" office:value-type="float" office:value="-0.666666666666667">
            <text:p>-0,67 <text:s text:c="3"/></text:p>
          </table:table-cell>
          <table:table-cell table:style-name="ce47" table:formula="of:=[.E22]" office:value-type="float" office:value="-0.666666666666667">
            <text:p>-0,67 <text:s text:c="3"/></text:p>
          </table:table-cell>
          <table:table-cell table:style-name="ce50" table:formula="of:=[.E22]" office:value-type="float" office:value="-0.666666666666667">
            <text:p>-0,67 <text:s text:c="3"/></text:p>
          </table:table-cell>
          <table:table-cell table:style-name="ce24"/>
          <table:table-cell table:style-name="ce14" table:formula="of:=[.I22]" office:value-type="float" office:value="1.33333333333333">
            <text:p><text:s/>1 <text:s text:c="3"/></text:p>
          </table:table-cell>
          <table:table-cell table:style-name="ce25" table:formula="of:=[.I22]" office:value-type="float" office:value="1.33333333333333">
            <text:p><text:s/>1 <text:s text:c="3"/></text:p>
          </table:table-cell>
          <table:table-cell table:style-name="ce37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 table:number-rows-repeated="65512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A" table:base-cell-address="$'QR test 1'.$A$1" table:cell-range-address="$'QR test 1'.$A$2:.$C$4"/>
          <table:named-range table:name="_Q" table:base-cell-address="$'QR test 1'.$A$1" table:cell-range-address="$'QR test 1'.$E$22:.$G$24"/>
          <table:named-range table:name="_R" table:base-cell-address="$'QR test 1'.$A$1" table:cell-range-address="$'QR test 1'.$A$22:.$C$24"/>
        </table:named-expressions>
      </table:table>
      <table:table table:name="QR test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1013" table:default-cell-style-name="ce1"/>
        <table:table-row table:style-name="ro1">
          <table:table-cell office:value-type="string">
            <text:p>_A</text:p>
          </table:table-cell>
          <table:table-cell table:number-columns-repeated="3"/>
          <table:table-cell office:value-type="string">
            <text:p>alpha</text:p>
          </table:table-cell>
          <table:table-cell office:value-type="string">
            <text:p>_e1</text:p>
          </table:table-cell>
          <table:table-cell office:value-type="string">
            <text:p>_u</text:p>
          </table:table-cell>
          <table:table-cell office:value-type="string">
            <text:p>_v</text:p>
          </table:table-cell>
          <table:table-cell table:number-columns-repeated="1016"/>
        </table:table-row>
        <table:table-row table:style-name="ro1">
          <table:table-cell table:style-name="ce55" office:value-type="float" office:value="0">
            <text:p>0</text:p>
          </table:table-cell>
          <table:table-cell table:style-name="ce69" office:value-type="float" office:value="3">
            <text:p>3</text:p>
          </table:table-cell>
          <table:table-cell table:style-name="ce79" office:value-type="float" office:value="2">
            <text:p>2</text:p>
          </table:table-cell>
          <table:table-cell/>
          <table:table-cell table:formula="of:=SQRT(SUMSQ([.A2:.A4])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 table:formula="of:=(_x-alpha*_e1)" office:value-type="float" office:value="-1">
            <text:p>-1</text:p>
          </table:table-cell>
          <table:table-cell table:style-name="ce95" table:formula="of:=_u/SQRT(SUMSQ(_u))" office:value-type="float" office:value="-0.577350269189626">
            <text:p>-0,5773502692</text:p>
          </table:table-cell>
          <table:table-cell table:number-columns-repeated="1016"/>
        </table:table-row>
        <table:table-row table:style-name="ro1">
          <table:table-cell table:style-name="ce5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number-columns-repeated="2"/>
          <table:table-cell table:style-name="ce96" office:value-type="float" office:value="0">
            <text:p>0</text:p>
          </table:table-cell>
          <table:table-cell table:style-name="ce96" table:formula="of:=[.G2]" office:value-type="float" office:value="-1">
            <text:p>-1</text:p>
          </table:table-cell>
          <table:table-cell table:style-name="ce96" table:formula="of:=[.H2]" office:value-type="float" office:value="-0.577350269189626">
            <text:p>-0,5773502692</text:p>
          </table:table-cell>
          <table:table-cell table:number-columns-repeated="1016"/>
        </table:table-row>
        <table:table-row table:style-name="ro1">
          <table:table-cell table:style-name="ce57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style-name="ce97" table:formula="of:=[.G2]" office:value-type="float" office:value="-1">
            <text:p>-1</text:p>
          </table:table-cell>
          <table:table-cell table:style-name="ce97" table:formula="of:=[.H2]" office:value-type="float" office:value="-0.577350269189626">
            <text:p>-0,577350269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_H1</text:p>
          </table:table-cell>
          <table:table-cell table:number-columns-repeated="1023"/>
        </table:table-row>
        <table:table-row table:style-name="ro1">
          <table:table-cell table:style-name="ce58" table:formula="of:=_I-2*MMULT(_v;TRANSPOSE(_v))" office:value-type="float" office:value="-0.666666666666667">
            <text:p>-0,667 <text:s text:c="3"/></text:p>
          </table:table-cell>
          <table:table-cell table:style-name="ce71" table:formula="of:=[.A8]" office:value-type="float" office:value="-0.666666666666667">
            <text:p>-0,667 <text:s text:c="3"/></text:p>
          </table:table-cell>
          <table:table-cell table:style-name="ce82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59" table:formula="of:=[.A8]" office:value-type="float" office:value="-0.666666666666667">
            <text:p>-0,667 <text:s text:c="3"/></text:p>
          </table:table-cell>
          <table:table-cell table:style-name="ce61" table:formula="of:=[.A8]" office:value-type="float" office:value="-0.666666666666667">
            <text:p>-0,667 <text:s text:c="3"/></text:p>
          </table:table-cell>
          <table:table-cell table:style-name="ce83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60" table:formula="of:=[.A8]" office:value-type="float" office:value="-0.666666666666667">
            <text:p>-0,667 <text:s text:c="3"/></text:p>
          </table:table-cell>
          <table:table-cell table:style-name="ce72" table:formula="of:=[.A8]" office:value-type="float" office:value="-0.666666666666667">
            <text:p>-0,667 <text:s text:c="3"/></text:p>
          </table:table-cell>
          <table:table-cell table:style-name="ce84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61" office:value-type="string" office:string-value="_H1A">
            <text:p><text:s/>_H1A </text:p>
          </table:table-cell>
          <table:table-cell table:style-name="ce61" table:number-columns-repeated="2"/>
          <table:table-cell table:number-columns-repeated="1021"/>
        </table:table-row>
        <table:table-row table:style-name="ro1">
          <table:table-cell table:style-name="ce62" table:formula="of:=MMULT(_H1;_A)" office:value-type="float" office:value="-0.666666666666667">
            <text:p>-0,7 <text:s text:c="3"/></text:p>
          </table:table-cell>
          <table:table-cell table:style-name="ce73" table:formula="of:=[.A12]" office:value-type="float" office:value="-0.666666666666667">
            <text:p>-0,7 <text:s text:c="3"/></text:p>
          </table:table-cell>
          <table:table-cell table:style-name="ce85" table:formula="of:=[.A12]" office:value-type="float" office:value="-0.666666666666667">
            <text:p>-0,7 <text:s text:c="3"/></text:p>
          </table:table-cell>
          <table:table-cell/>
          <table:table-cell office:value-type="string">
            <text:p>alpha2</text:p>
          </table:table-cell>
          <table:table-cell/>
          <table:table-cell office:value-type="string">
            <text:p>_u2</text:p>
          </table:table-cell>
          <table:table-cell office:value-type="string">
            <text:p>_v2</text:p>
          </table:table-cell>
          <table:table-cell table:number-columns-repeated="1016"/>
        </table:table-row>
        <table:table-row table:style-name="ro1">
          <table:table-cell table:style-name="ce63" table:formula="of:=[.A12]" office:value-type="float" office:value="-0.666666666666667">
            <text:p>-0,7 <text:s text:c="3"/></text:p>
          </table:table-cell>
          <table:table-cell table:style-name="ce74" table:formula="of:=[.A12]" office:value-type="float" office:value="-0.666666666666667">
            <text:p>-0,7 <text:s text:c="3"/></text:p>
          </table:table-cell>
          <table:table-cell table:style-name="ce86" table:formula="of:=[.A12]" office:value-type="float" office:value="-0.666666666666667">
            <text:p>-0,7 <text:s text:c="3"/></text:p>
          </table:table-cell>
          <table:table-cell/>
          <table:table-cell table:style-name="ce91" table:formula="of:=SIGN([.B13])*SQRT(SUMSQ(_x2))" office:value-type="float" office:value="-0.942809041582064">
            <text:p>-0,9 <text:s text:c="3"/></text:p>
          </table:table-cell>
          <table:table-cell/>
          <table:table-cell table:style-name="ce95" table:formula="of:=_x2-alpha2*_e2" office:value-type="float" office:value="0">
            <text:p>#VALEUR !</text:p>
          </table:table-cell>
          <table:table-cell table:style-name="ce95" table:formula="of:=_u2/SQRT(SUMSQ(_u2))" office:value-type="float" office:value="0">
            <text:p>#VALEUR !</text:p>
          </table:table-cell>
          <table:table-cell/>
          <table:table-cell table:style-name="ce104"/>
          <table:table-cell table:number-columns-repeated="1014"/>
        </table:table-row>
        <table:table-row table:style-name="ro1">
          <table:table-cell table:style-name="ce64" table:formula="of:=[.A12]" office:value-type="float" office:value="-0.666666666666667">
            <text:p>-0,7 <text:s text:c="3"/></text:p>
          </table:table-cell>
          <table:table-cell table:style-name="ce75" table:formula="of:=[.A12]" office:value-type="float" office:value="-0.666666666666667">
            <text:p>-0,7 <text:s text:c="3"/></text:p>
          </table:table-cell>
          <table:table-cell table:style-name="ce87" table:formula="of:=[.A12]" office:value-type="float" office:value="-0.666666666666667">
            <text:p>-0,7 <text:s text:c="3"/></text:p>
          </table:table-cell>
          <table:table-cell table:number-columns-repeated="3"/>
          <table:table-cell table:style-name="ce97" table:formula="of:=[.G13]" office:value-type="float" office:value="0">
            <text:p>#VALEUR !</text:p>
          </table:table-cell>
          <table:table-cell table:style-name="ce97" table:formula="of:=[.H13]" office:value-type="float" office:value="0">
            <text:p>#VALEUR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_H2</text:p>
          </table:table-cell>
          <table:table-cell table:number-columns-repeated="1023"/>
        </table:table-row>
        <table:table-row table:style-name="ro1">
          <table:table-cell table:style-name="ce55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6" office:value-type="float" office:value="0">
            <text:p>0</text:p>
          </table:table-cell>
          <table:table-cell table:style-name="ce16" table:formula="of:=_I2-2*MMULT(_v2;TRANSPOSE(_v2))" office:value-type="float" office:value="0">
            <text:p>#VALEUR !</text:p>
          </table:table-cell>
          <table:table-cell table:style-name="ce80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style-name="ce57" office:value-type="float" office:value="0">
            <text:p>0</text:p>
          </table:table-cell>
          <table:table-cell table:style-name="ce70" table:formula="of:=[.B18]" office:value-type="float" office:value="0">
            <text:p>#VALEUR !</text:p>
          </table:table-cell>
          <table:table-cell table:style-name="ce81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>
            <text:p>Check</text:p>
          </table:table-cell>
          <table:table-cell table:number-columns-repeated="1015"/>
        </table:table-row>
        <table:table-row table:style-name="ro1">
          <table:table-cell office:value-type="string">
            <text:p>R=_H2H1A</text:p>
          </table:table-cell>
          <table:table-cell table:number-columns-repeated="3"/>
          <table:table-cell office:value-type="string">
            <text:p>Q=H1.H2</text:p>
          </table:table-cell>
          <table:table-cell table:number-columns-repeated="3"/>
          <table:table-cell office:value-type="string">
            <text:p>QtQ</text:p>
          </table:table-cell>
          <table:table-cell table:number-columns-repeated="1015"/>
        </table:table-row>
        <table:table-row table:style-name="ro1">
          <table:table-cell table:style-name="ce65" table:formula="of:=MMULT(_H2;MMULT(_H1;_A))" office:value-type="float" office:value="-0.666666666666667">
            <text:p>-1 <text:s text:c="3"/></text:p>
          </table:table-cell>
          <table:table-cell table:style-name="ce76" table:formula="of:=[.A22]" office:value-type="float" office:value="-0.666666666666667">
            <text:p>-1 <text:s text:c="3"/></text:p>
          </table:table-cell>
          <table:table-cell table:style-name="ce88" table:formula="of:=[.A22]" office:value-type="float" office:value="-0.666666666666667">
            <text:p>-1 <text:s text:c="3"/></text:p>
          </table:table-cell>
          <table:table-cell/>
          <table:table-cell table:style-name="ce92" table:formula="of:=MMULT(_H1;_H2)" office:value-type="float" office:value="-0.666666666666667">
            <text:p>-0,67 <text:s text:c="3"/></text:p>
          </table:table-cell>
          <table:table-cell table:style-name="ce98" table:formula="of:=[.E22]" office:value-type="float" office:value="-0.666666666666667">
            <text:p>-0,67 <text:s text:c="3"/></text:p>
          </table:table-cell>
          <table:table-cell table:style-name="ce101" table:formula="of:=[.E22]" office:value-type="float" office:value="-0.666666666666667">
            <text:p>-0,67 <text:s text:c="3"/></text:p>
          </table:table-cell>
          <table:table-cell table:style-name="ce77"/>
          <table:table-cell table:style-name="ce65" table:formula="of:=MMULT(_Q;TRANSPOSE(_Q))" office:value-type="float" office:value="1.33333333333333">
            <text:p><text:s/>1 <text:s text:c="3"/></text:p>
          </table:table-cell>
          <table:table-cell table:style-name="ce76" table:formula="of:=[.I22]" office:value-type="float" office:value="1.33333333333333">
            <text:p><text:s/>1 <text:s text:c="3"/></text:p>
          </table:table-cell>
          <table:table-cell table:style-name="ce88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66" table:formula="of:=[.A22]" office:value-type="float" office:value="-0.666666666666667">
            <text:p>-1 <text:s text:c="3"/></text:p>
          </table:table-cell>
          <table:table-cell table:style-name="ce77" table:formula="of:=[.A22]" office:value-type="float" office:value="-0.666666666666667">
            <text:p>-1 <text:s text:c="3"/></text:p>
          </table:table-cell>
          <table:table-cell table:style-name="ce89" table:formula="of:=[.A22]" office:value-type="float" office:value="-0.666666666666667">
            <text:p>-1 <text:s text:c="3"/></text:p>
          </table:table-cell>
          <table:table-cell/>
          <table:table-cell table:style-name="ce93" table:formula="of:=[.E22]" office:value-type="float" office:value="-0.666666666666667">
            <text:p>-0,67 <text:s text:c="3"/></text:p>
          </table:table-cell>
          <table:table-cell table:style-name="ce68" table:formula="of:=[.E22]" office:value-type="float" office:value="-0.666666666666667">
            <text:p>-0,67 <text:s text:c="3"/></text:p>
          </table:table-cell>
          <table:table-cell table:style-name="ce102" table:formula="of:=[.E22]" office:value-type="float" office:value="-0.666666666666667">
            <text:p>-0,67 <text:s text:c="3"/></text:p>
          </table:table-cell>
          <table:table-cell table:style-name="ce77"/>
          <table:table-cell table:style-name="ce66" table:formula="of:=[.I22]" office:value-type="float" office:value="1.33333333333333">
            <text:p><text:s/>1 <text:s text:c="3"/></text:p>
          </table:table-cell>
          <table:table-cell table:style-name="ce77" table:formula="of:=[.I22]" office:value-type="float" office:value="1.33333333333333">
            <text:p><text:s/>1 <text:s text:c="3"/></text:p>
          </table:table-cell>
          <table:table-cell table:style-name="ce89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67" table:formula="of:=[.A22]" office:value-type="float" office:value="-0.666666666666667">
            <text:p>-1 <text:s text:c="3"/></text:p>
          </table:table-cell>
          <table:table-cell table:style-name="ce78" table:formula="of:=[.A22]" office:value-type="float" office:value="-0.666666666666667">
            <text:p>-1 <text:s text:c="3"/></text:p>
          </table:table-cell>
          <table:table-cell table:style-name="ce90" table:formula="of:=[.A22]" office:value-type="float" office:value="-0.666666666666667">
            <text:p>-1 <text:s text:c="3"/></text:p>
          </table:table-cell>
          <table:table-cell/>
          <table:table-cell table:style-name="ce94" table:formula="of:=[.E22]" office:value-type="float" office:value="-0.666666666666667">
            <text:p>-0,67 <text:s text:c="3"/></text:p>
          </table:table-cell>
          <table:table-cell table:style-name="ce99" table:formula="of:=[.E22]" office:value-type="float" office:value="-0.666666666666667">
            <text:p>-0,67 <text:s text:c="3"/></text:p>
          </table:table-cell>
          <table:table-cell table:style-name="ce103" table:formula="of:=[.E22]" office:value-type="float" office:value="-0.666666666666667">
            <text:p>-0,67 <text:s text:c="3"/></text:p>
          </table:table-cell>
          <table:table-cell table:style-name="ce77"/>
          <table:table-cell table:style-name="ce67" table:formula="of:=[.I22]" office:value-type="float" office:value="1.33333333333333">
            <text:p><text:s/>1 <text:s text:c="3"/></text:p>
          </table:table-cell>
          <table:table-cell table:style-name="ce78" table:formula="of:=[.I22]" office:value-type="float" office:value="1.33333333333333">
            <text:p><text:s/>1 <text:s text:c="3"/></text:p>
          </table:table-cell>
          <table:table-cell table:style-name="ce90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(k+1)=RQ</text:p>
          </table:table-cell>
          <table:table-cell table:number-columns-repeated="1023"/>
        </table:table-row>
        <table:table-row table:style-name="ro1">
          <table:table-cell table:style-name="ce68" table:formula="of:=MMULT(_R;_Q)" office:value-type="float" office:value="1.33333333333333">
            <text:p><text:s/>1,33 <text:s text:c="3"/></text:p>
          </table:table-cell>
          <table:table-cell table:style-name="ce68" table:formula="of:=[.A27]" office:value-type="float" office:value="1.33333333333333">
            <text:p><text:s/>1,33 <text:s text:c="3"/></text:p>
          </table:table-cell>
          <table:table-cell table:style-name="ce68" table:formula="of:=[.A27]" office:value-type="float" office:value="1.33333333333333">
            <text:p><text:s/>1,33 <text:s text:c="3"/></text:p>
          </table:table-cell>
          <table:table-cell/>
          <table:table-cell office:value-type="string">
            <text:p>Trace</text:p>
          </table:table-cell>
          <table:table-cell table:style-name="ce100" table:formula="of:=SUM([.A27];[.B28];[.C29])" office:value-type="float" office:value="4">
            <text:p><text:s/>4,0000 <text:s text:c="3"/></text:p>
          </table:table-cell>
          <table:table-cell table:number-columns-repeated="1018"/>
        </table:table-row>
        <table:table-row table:style-name="ro1">
          <table:table-cell table:style-name="ce68" table:formula="of:=[.A27]" office:value-type="float" office:value="1.33333333333333">
            <text:p><text:s/>1,33 <text:s text:c="3"/></text:p>
          </table:table-cell>
          <table:table-cell table:style-name="ce68" table:formula="of:=[.A27]" office:value-type="float" office:value="1.33333333333333">
            <text:p><text:s/>1,33 <text:s text:c="3"/></text:p>
          </table:table-cell>
          <table:table-cell table:style-name="ce68" table:formula="of:=[.A27]" office:value-type="float" office:value="1.33333333333333">
            <text:p><text:s/>1,33 <text:s text:c="3"/></text:p>
          </table:table-cell>
          <table:table-cell/>
          <table:table-cell office:value-type="string">
            <text:p>Résidu</text:p>
          </table:table-cell>
          <table:table-cell table:formula="of:=SUM(_RQ)-trace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68" table:formula="of:=[.A27]" office:value-type="float" office:value="1.33333333333333">
            <text:p><text:s/>1,33 <text:s text:c="3"/></text:p>
          </table:table-cell>
          <table:table-cell table:style-name="ce68" table:formula="of:=[.A27]" office:value-type="float" office:value="1.33333333333333">
            <text:p><text:s/>1,33 <text:s text:c="3"/></text:p>
          </table:table-cell>
          <table:table-cell table:style-name="ce68" table:formula="of:=[.A27]" office:value-type="float" office:value="1.33333333333333">
            <text:p><text:s/>1,33 <text:s text:c="3"/></text:p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pha" table:base-cell-address="$'QR test 1'.$A$1" table:cell-range-address="$'QR test2'.$E$2"/>
          <table:named-range table:name="alpha2" table:base-cell-address="$'QR test 1'.$A$1" table:cell-range-address="$'QR test2'.$E$13"/>
          <table:named-range table:name="x" table:base-cell-address="$'QR test 1'.$A$1" table:cell-range-address="$'QR test2'.$A$2:.$A$4"/>
          <table:named-range table:name="_A" table:base-cell-address="$'QR test 1'.$A$1" table:cell-range-address="$'QR test2'.$A$2:.$C$4"/>
          <table:named-range table:name="_A2" table:base-cell-address="$'QR test 1'.$A$1" table:cell-range-address="$'QR test2'.$B$13:.$C$14"/>
          <table:named-expression table:name="_col" table:base-cell-address="$'QR test 1'.$A$1" table:expression="#ref!"/>
          <table:named-range table:name="_e1" table:base-cell-address="$'QR test 1'.$A$1" table:cell-range-address="$'QR test2'.$F$2:.$F$4"/>
          <table:named-range table:name="_e2" table:base-cell-address="$'QR test 1'.$A$1" table:cell-range-address="$'QR test2'.$F$2:.$F$3"/>
          <table:named-range table:name="_H1" table:base-cell-address="$'QR test 1'.$A$1" table:cell-range-address="$'QR test2'.$A$8:.$C$10"/>
          <table:named-range table:name="_H2" table:base-cell-address="$'QR test 1'.$A$1" table:cell-range-address="$'QR test2'.$A$17:.$C$19"/>
          <table:named-expression table:name="_norm" table:base-cell-address="$'QR test 1'.$A$1" table:expression="#ref!"/>
          <table:named-expression table:name="_P1" table:base-cell-address="$'QR test 1'.$A$1" table:expression="#ref!"/>
          <table:named-expression table:name="_P2" table:base-cell-address="$'QR test 1'.$A$1" table:expression="#ref!"/>
          <table:named-expression table:name="_P3" table:base-cell-address="$'QR test 1'.$A$1" table:expression="#ref!"/>
          <table:named-range table:name="_Q" table:base-cell-address="$'QR test 1'.$A$1" table:cell-range-address="$'QR test2'.$E$22:.$G$24"/>
          <table:named-range table:name="_R" table:base-cell-address="$'QR test 1'.$A$1" table:cell-range-address="$'QR test2'.$A$22:.$C$24"/>
          <table:named-range table:name="_u" table:base-cell-address="$'QR test 1'.$A$1" table:cell-range-address="$'QR test2'.$G$2:.$G$4"/>
          <table:named-range table:name="_u2" table:base-cell-address="$'QR test 1'.$A$1" table:cell-range-address="$'QR test2'.$G$13:.$G$14"/>
          <table:named-range table:name="_v" table:base-cell-address="$'QR test 1'.$A$1" table:cell-range-address="$'QR test2'.$H$2:.$H$4"/>
          <table:named-range table:name="_v2" table:base-cell-address="$'QR test 1'.$A$1" table:cell-range-address="$'QR test2'.$H$13:.$H$14"/>
          <table:named-expression table:name="_w1" table:base-cell-address="$'QR test 1'.$A$1" table:expression="#ref!"/>
          <table:named-expression table:name="_w1t" table:base-cell-address="$'QR test 1'.$A$1" table:expression="#ref!"/>
          <table:named-expression table:name="_w2" table:base-cell-address="$'QR test 1'.$A$1" table:expression="#ref!"/>
          <table:named-expression table:name="_w2t" table:base-cell-address="$'QR test 1'.$A$1" table:expression="#ref!"/>
          <table:named-expression table:name="_w3" table:base-cell-address="$'QR test 1'.$A$1" table:expression="#ref!"/>
          <table:named-expression table:name="_w3t" table:base-cell-address="$'QR test 1'.$A$1" table:expression="#ref!"/>
          <table:named-range table:name="_x" table:base-cell-address="$'QR test 1'.$A$1" table:cell-range-address="$'QR test2'.$A$2:.$A$4"/>
          <table:named-range table:name="_x2" table:base-cell-address="$'QR test 1'.$A$1" table:cell-range-address="$'QR test2'.$B$13:.$B$14"/>
        </table:named-expressions>
      </table:table>
      <table:table table:name="VP1" table:style-name="ta3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1013" table:default-cell-style-name="ce1"/>
        <table:table-row table:style-name="ro1">
          <table:table-cell office:value-type="string">
            <text:p>_A</text:p>
          </table:table-cell>
          <table:table-cell table:number-columns-repeated="3"/>
          <table:table-cell office:value-type="string">
            <text:p>alpha</text:p>
          </table:table-cell>
          <table:table-cell office:value-type="string">
            <text:p>_e1</text:p>
          </table:table-cell>
          <table:table-cell office:value-type="string">
            <text:p>_u</text:p>
          </table:table-cell>
          <table:table-cell office:value-type="string">
            <text:p>_v</text:p>
          </table:table-cell>
          <table:table-cell table:number-columns-repeated="1016"/>
        </table:table-row>
        <table:table-row table:style-name="ro1">
          <table:table-cell table:style-name="ce55" office:value-type="float" office:value="12">
            <text:p>12</text:p>
          </table:table-cell>
          <table:table-cell table:style-name="ce69" office:value-type="float" office:value="-51">
            <text:p>-51</text:p>
          </table:table-cell>
          <table:table-cell table:style-name="ce79" office:value-type="float" office:value="4">
            <text:p>4</text:p>
          </table:table-cell>
          <table:table-cell/>
          <table:table-cell table:formula="of:=SQRT(SUMSQ([.A2:.A4]))" office:value-type="float" office:value="14">
            <text:p>14</text:p>
          </table:table-cell>
          <table:table-cell table:style-name="ce95" office:value-type="float" office:value="1">
            <text:p>1</text:p>
          </table:table-cell>
          <table:table-cell table:style-name="ce95" table:formula="of:=(_x-alpha*_e1)" office:value-type="float" office:value="-2">
            <text:p>-2</text:p>
          </table:table-cell>
          <table:table-cell table:style-name="ce95" table:formula="of:=_u/SQRT(SUMSQ(_u))" office:value-type="float" office:value="-0.577350269189626">
            <text:p>-0,5773502692</text:p>
          </table:table-cell>
          <table:table-cell table:number-columns-repeated="1016"/>
        </table:table-row>
        <table:table-row table:style-name="ro1">
          <table:table-cell table:style-name="ce56" office:value-type="float" office:value="6">
            <text:p>6</text:p>
          </table:table-cell>
          <table:table-cell table:style-name="ce16" office:value-type="float" office:value="167">
            <text:p>167</text:p>
          </table:table-cell>
          <table:table-cell table:style-name="ce80" office:value-type="float" office:value="-68">
            <text:p>-68</text:p>
          </table:table-cell>
          <table:table-cell table:number-columns-repeated="2"/>
          <table:table-cell table:style-name="ce96" office:value-type="float" office:value="0">
            <text:p>0</text:p>
          </table:table-cell>
          <table:table-cell table:style-name="ce96" table:formula="of:=[.G2]" office:value-type="float" office:value="-2">
            <text:p>-2</text:p>
          </table:table-cell>
          <table:table-cell table:style-name="ce96" table:formula="of:=[.H2]" office:value-type="float" office:value="-0.577350269189626">
            <text:p>-0,5773502692</text:p>
          </table:table-cell>
          <table:table-cell table:number-columns-repeated="1016"/>
        </table:table-row>
        <table:table-row table:style-name="ro1">
          <table:table-cell table:style-name="ce57" office:value-type="float" office:value="-4">
            <text:p>-4</text:p>
          </table:table-cell>
          <table:table-cell table:style-name="ce70" office:value-type="float" office:value="24">
            <text:p>24</text:p>
          </table:table-cell>
          <table:table-cell table:style-name="ce81" office:value-type="float" office:value="-41">
            <text:p>-41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style-name="ce97" table:formula="of:=[.G2]" office:value-type="float" office:value="-2">
            <text:p>-2</text:p>
          </table:table-cell>
          <table:table-cell table:style-name="ce97" table:formula="of:=[.H2]" office:value-type="float" office:value="-0.577350269189626">
            <text:p>-0,577350269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_H1</text:p>
          </table:table-cell>
          <table:table-cell table:number-columns-repeated="1023"/>
        </table:table-row>
        <table:table-row table:style-name="ro1">
          <table:table-cell table:style-name="ce58" table:formula="of:=_I-2*MMULT(_v;TRANSPOSE(_v))" office:value-type="float" office:value="-0.666666666666667">
            <text:p>-0,667 <text:s text:c="3"/></text:p>
          </table:table-cell>
          <table:table-cell table:style-name="ce71" table:formula="of:=[.A8]" office:value-type="float" office:value="-0.666666666666667">
            <text:p>-0,667 <text:s text:c="3"/></text:p>
          </table:table-cell>
          <table:table-cell table:style-name="ce82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59" table:formula="of:=[.A8]" office:value-type="float" office:value="-0.666666666666667">
            <text:p>-0,667 <text:s text:c="3"/></text:p>
          </table:table-cell>
          <table:table-cell table:style-name="ce61" table:formula="of:=[.A8]" office:value-type="float" office:value="-0.666666666666667">
            <text:p>-0,667 <text:s text:c="3"/></text:p>
          </table:table-cell>
          <table:table-cell table:style-name="ce83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60" table:formula="of:=[.A8]" office:value-type="float" office:value="-0.666666666666667">
            <text:p>-0,667 <text:s text:c="3"/></text:p>
          </table:table-cell>
          <table:table-cell table:style-name="ce72" table:formula="of:=[.A8]" office:value-type="float" office:value="-0.666666666666667">
            <text:p>-0,667 <text:s text:c="3"/></text:p>
          </table:table-cell>
          <table:table-cell table:style-name="ce84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61" office:value-type="string" office:string-value="_H1A">
            <text:p><text:s/>_H1A </text:p>
          </table:table-cell>
          <table:table-cell table:style-name="ce61" table:number-columns-repeated="2"/>
          <table:table-cell table:number-columns-repeated="1021"/>
        </table:table-row>
        <table:table-row table:style-name="ro1">
          <table:table-cell table:style-name="ce62" table:formula="of:=MMULT(_H1;_A)" office:value-type="float" office:value="-9.33333333333334">
            <text:p>-9,3 <text:s text:c="3"/></text:p>
          </table:table-cell>
          <table:table-cell table:style-name="ce73" table:formula="of:=[.A12]" office:value-type="float" office:value="-9.33333333333334">
            <text:p>-9,3 <text:s text:c="3"/></text:p>
          </table:table-cell>
          <table:table-cell table:style-name="ce85" table:formula="of:=[.A12]" office:value-type="float" office:value="-9.33333333333334">
            <text:p>-9,3 <text:s text:c="3"/></text:p>
          </table:table-cell>
          <table:table-cell/>
          <table:table-cell office:value-type="string">
            <text:p>alpha2</text:p>
          </table:table-cell>
          <table:table-cell/>
          <table:table-cell office:value-type="string">
            <text:p>_u2</text:p>
          </table:table-cell>
          <table:table-cell office:value-type="string">
            <text:p>_v2</text:p>
          </table:table-cell>
          <table:table-cell table:number-columns-repeated="1016"/>
        </table:table-row>
        <table:table-row table:style-name="ro1">
          <table:table-cell table:style-name="ce63" table:formula="of:=[.A12]" office:value-type="float" office:value="-9.33333333333334">
            <text:p>-9,3 <text:s text:c="3"/></text:p>
          </table:table-cell>
          <table:table-cell table:style-name="ce74" table:formula="of:=[.A12]" office:value-type="float" office:value="-9.33333333333334">
            <text:p>-9,3 <text:s text:c="3"/></text:p>
          </table:table-cell>
          <table:table-cell table:style-name="ce86" table:formula="of:=[.A12]" office:value-type="float" office:value="-9.33333333333334">
            <text:p>-9,3 <text:s text:c="3"/></text:p>
          </table:table-cell>
          <table:table-cell/>
          <table:table-cell table:style-name="ce91" table:formula="of:=SIGN([.B13])*SQRT(SUMSQ(_x2))" office:value-type="float" office:value="-13.1993265821489">
            <text:p>-13,2 <text:s text:c="3"/></text:p>
          </table:table-cell>
          <table:table-cell/>
          <table:table-cell table:style-name="ce95" table:formula="of:=_x2-alpha2*_e2" office:value-type="float" office:value="0">
            <text:p>#VALEUR !</text:p>
          </table:table-cell>
          <table:table-cell table:style-name="ce95" table:formula="of:=_u2/SQRT(SUMSQ(_u2))" office:value-type="float" office:value="0">
            <text:p>#VALEUR !</text:p>
          </table:table-cell>
          <table:table-cell/>
          <table:table-cell table:style-name="ce104"/>
          <table:table-cell table:number-columns-repeated="1014"/>
        </table:table-row>
        <table:table-row table:style-name="ro1">
          <table:table-cell table:style-name="ce64" table:formula="of:=[.A12]" office:value-type="float" office:value="-9.33333333333334">
            <text:p>-9,3 <text:s text:c="3"/></text:p>
          </table:table-cell>
          <table:table-cell table:style-name="ce75" table:formula="of:=[.A12]" office:value-type="float" office:value="-9.33333333333334">
            <text:p>-9,3 <text:s text:c="3"/></text:p>
          </table:table-cell>
          <table:table-cell table:style-name="ce87" table:formula="of:=[.A12]" office:value-type="float" office:value="-9.33333333333334">
            <text:p>-9,3 <text:s text:c="3"/></text:p>
          </table:table-cell>
          <table:table-cell table:number-columns-repeated="3"/>
          <table:table-cell table:style-name="ce97" table:formula="of:=[.G13]" office:value-type="float" office:value="0">
            <text:p>#VALEUR !</text:p>
          </table:table-cell>
          <table:table-cell table:style-name="ce97" table:formula="of:=[.H13]" office:value-type="float" office:value="0">
            <text:p>#VALEUR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_H2</text:p>
          </table:table-cell>
          <table:table-cell table:number-columns-repeated="1023"/>
        </table:table-row>
        <table:table-row table:style-name="ro1">
          <table:table-cell table:style-name="ce55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6" office:value-type="float" office:value="0">
            <text:p>0</text:p>
          </table:table-cell>
          <table:table-cell table:style-name="ce16" table:formula="of:=_I2-2*MMULT(_v2;TRANSPOSE(_v2))" office:value-type="float" office:value="0">
            <text:p>#VALEUR !</text:p>
          </table:table-cell>
          <table:table-cell table:style-name="ce80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style-name="ce57" office:value-type="float" office:value="0">
            <text:p>0</text:p>
          </table:table-cell>
          <table:table-cell table:style-name="ce70" table:formula="of:=[.B18]" office:value-type="float" office:value="0">
            <text:p>#VALEUR !</text:p>
          </table:table-cell>
          <table:table-cell table:style-name="ce81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>
            <text:p>Check</text:p>
          </table:table-cell>
          <table:table-cell table:number-columns-repeated="1015"/>
        </table:table-row>
        <table:table-row table:style-name="ro1">
          <table:table-cell office:value-type="string">
            <text:p>R=_H2H1A</text:p>
          </table:table-cell>
          <table:table-cell table:number-columns-repeated="3"/>
          <table:table-cell office:value-type="string">
            <text:p>Q=H1.H2</text:p>
          </table:table-cell>
          <table:table-cell table:number-columns-repeated="3"/>
          <table:table-cell office:value-type="string">
            <text:p>QtQ</text:p>
          </table:table-cell>
          <table:table-cell table:number-columns-repeated="1015"/>
        </table:table-row>
        <table:table-row table:style-name="ro1">
          <table:table-cell table:style-name="ce65" table:formula="of:=MMULT(_H2;MMULT(_H1;_A))" office:value-type="float" office:value="-9.33333333333334">
            <text:p>-9 <text:s text:c="3"/></text:p>
          </table:table-cell>
          <table:table-cell table:style-name="ce76" table:formula="of:=[.A22]" office:value-type="float" office:value="-9.33333333333334">
            <text:p>-9 <text:s text:c="3"/></text:p>
          </table:table-cell>
          <table:table-cell table:style-name="ce88" table:formula="of:=[.A22]" office:value-type="float" office:value="-9.33333333333334">
            <text:p>-9 <text:s text:c="3"/></text:p>
          </table:table-cell>
          <table:table-cell/>
          <table:table-cell table:style-name="ce92" table:formula="of:=MMULT(_H1;_H2)" office:value-type="float" office:value="-0.666666666666667">
            <text:p>-0,67 <text:s text:c="3"/></text:p>
          </table:table-cell>
          <table:table-cell table:style-name="ce98" table:formula="of:=[.E22]" office:value-type="float" office:value="-0.666666666666667">
            <text:p>-0,67 <text:s text:c="3"/></text:p>
          </table:table-cell>
          <table:table-cell table:style-name="ce101" table:formula="of:=[.E22]" office:value-type="float" office:value="-0.666666666666667">
            <text:p>-0,67 <text:s text:c="3"/></text:p>
          </table:table-cell>
          <table:table-cell table:style-name="ce77"/>
          <table:table-cell table:style-name="ce65" table:formula="of:=MMULT(_Q;TRANSPOSE(_Q))" office:value-type="float" office:value="1.33333333333333">
            <text:p><text:s/>1 <text:s text:c="3"/></text:p>
          </table:table-cell>
          <table:table-cell table:style-name="ce76" table:formula="of:=[.I22]" office:value-type="float" office:value="1.33333333333333">
            <text:p><text:s/>1 <text:s text:c="3"/></text:p>
          </table:table-cell>
          <table:table-cell table:style-name="ce88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66" table:formula="of:=[.A22]" office:value-type="float" office:value="-9.33333333333334">
            <text:p>-9 <text:s text:c="3"/></text:p>
          </table:table-cell>
          <table:table-cell table:style-name="ce77" table:formula="of:=[.A22]" office:value-type="float" office:value="-9.33333333333334">
            <text:p>-9 <text:s text:c="3"/></text:p>
          </table:table-cell>
          <table:table-cell table:style-name="ce89" table:formula="of:=[.A22]" office:value-type="float" office:value="-9.33333333333334">
            <text:p>-9 <text:s text:c="3"/></text:p>
          </table:table-cell>
          <table:table-cell/>
          <table:table-cell table:style-name="ce93" table:formula="of:=[.E22]" office:value-type="float" office:value="-0.666666666666667">
            <text:p>-0,67 <text:s text:c="3"/></text:p>
          </table:table-cell>
          <table:table-cell table:style-name="ce68" table:formula="of:=[.E22]" office:value-type="float" office:value="-0.666666666666667">
            <text:p>-0,67 <text:s text:c="3"/></text:p>
          </table:table-cell>
          <table:table-cell table:style-name="ce102" table:formula="of:=[.E22]" office:value-type="float" office:value="-0.666666666666667">
            <text:p>-0,67 <text:s text:c="3"/></text:p>
          </table:table-cell>
          <table:table-cell table:style-name="ce77"/>
          <table:table-cell table:style-name="ce66" table:formula="of:=[.I22]" office:value-type="float" office:value="1.33333333333333">
            <text:p><text:s/>1 <text:s text:c="3"/></text:p>
          </table:table-cell>
          <table:table-cell table:style-name="ce77" table:formula="of:=[.I22]" office:value-type="float" office:value="1.33333333333333">
            <text:p><text:s/>1 <text:s text:c="3"/></text:p>
          </table:table-cell>
          <table:table-cell table:style-name="ce89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67" table:formula="of:=[.A22]" office:value-type="float" office:value="-9.33333333333334">
            <text:p>-9 <text:s text:c="3"/></text:p>
          </table:table-cell>
          <table:table-cell table:style-name="ce78" table:formula="of:=[.A22]" office:value-type="float" office:value="-9.33333333333334">
            <text:p>-9 <text:s text:c="3"/></text:p>
          </table:table-cell>
          <table:table-cell table:style-name="ce90" table:formula="of:=[.A22]" office:value-type="float" office:value="-9.33333333333334">
            <text:p>-9 <text:s text:c="3"/></text:p>
          </table:table-cell>
          <table:table-cell/>
          <table:table-cell table:style-name="ce94" table:formula="of:=[.E22]" office:value-type="float" office:value="-0.666666666666667">
            <text:p>-0,67 <text:s text:c="3"/></text:p>
          </table:table-cell>
          <table:table-cell table:style-name="ce99" table:formula="of:=[.E22]" office:value-type="float" office:value="-0.666666666666667">
            <text:p>-0,67 <text:s text:c="3"/></text:p>
          </table:table-cell>
          <table:table-cell table:style-name="ce103" table:formula="of:=[.E22]" office:value-type="float" office:value="-0.666666666666667">
            <text:p>-0,67 <text:s text:c="3"/></text:p>
          </table:table-cell>
          <table:table-cell table:style-name="ce77"/>
          <table:table-cell table:style-name="ce67" table:formula="of:=[.I22]" office:value-type="float" office:value="1.33333333333333">
            <text:p><text:s/>1 <text:s text:c="3"/></text:p>
          </table:table-cell>
          <table:table-cell table:style-name="ce78" table:formula="of:=[.I22]" office:value-type="float" office:value="1.33333333333333">
            <text:p><text:s/>1 <text:s text:c="3"/></text:p>
          </table:table-cell>
          <table:table-cell table:style-name="ce90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(k+1)=tQRQ</text:p>
          </table:table-cell>
          <table:table-cell table:number-columns-repeated="1023"/>
        </table:table-row>
        <table:table-row table:style-name="ro1">
          <table:table-cell table:style-name="ce105" table:formula="of:=MMULT(TRANSPOSE(_Q);MMULT(_Q;_R))" office:value-type="float" office:value="-37.3333333333334">
            <text:p>-37,3333 <text:s text:c="3"/></text:p>
          </table:table-cell>
          <table:table-cell table:style-name="ce105" table:formula="of:=[.A27]" office:value-type="float" office:value="-37.3333333333334">
            <text:p>-37,3333 <text:s text:c="3"/></text:p>
          </table:table-cell>
          <table:table-cell table:style-name="ce105" table:formula="of:=[.A27]" office:value-type="float" office:value="-37.3333333333334">
            <text:p>-37,3333 <text:s text:c="3"/></text:p>
          </table:table-cell>
          <table:table-cell/>
          <table:table-cell office:value-type="string">
            <text:p>Trace</text:p>
          </table:table-cell>
          <table:table-cell table:style-name="ce100" table:formula="of:=SUM([.A27];[.B28];[.C29])" office:value-type="float" office:value="-112">
            <text:p>-112,0000 <text:s text:c="3"/></text:p>
          </table:table-cell>
          <table:table-cell table:number-columns-repeated="1018"/>
        </table:table-row>
        <table:table-row table:style-name="ro1">
          <table:table-cell table:style-name="ce105" table:formula="of:=[.A27]" office:value-type="float" office:value="-37.3333333333334">
            <text:p>-37,3333 <text:s text:c="3"/></text:p>
          </table:table-cell>
          <table:table-cell table:style-name="ce105" table:formula="of:=[.A27]" office:value-type="float" office:value="-37.3333333333334">
            <text:p>-37,3333 <text:s text:c="3"/></text:p>
          </table:table-cell>
          <table:table-cell table:style-name="ce105" table:formula="of:=[.A27]" office:value-type="float" office:value="-37.3333333333334">
            <text:p>-37,3333 <text:s text:c="3"/></text:p>
          </table:table-cell>
          <table:table-cell/>
          <table:table-cell office:value-type="string">
            <text:p>Résidu</text:p>
          </table:table-cell>
          <table:table-cell table:style-name="ce106" table:formula="of:=SUM([.A28];[.A29];[.B29])" office:value-type="float" office:value="-112">
            <text:p>-112,0000 <text:s text:c="3"/></text:p>
          </table:table-cell>
          <table:table-cell table:number-columns-repeated="1018"/>
        </table:table-row>
        <table:table-row table:style-name="ro1">
          <table:table-cell table:style-name="ce105" table:formula="of:=[.A27]" office:value-type="float" office:value="-37.3333333333334">
            <text:p>-37,3333 <text:s text:c="3"/></text:p>
          </table:table-cell>
          <table:table-cell table:style-name="ce105" table:formula="of:=[.A27]" office:value-type="float" office:value="-37.3333333333334">
            <text:p>-37,3333 <text:s text:c="3"/></text:p>
          </table:table-cell>
          <table:table-cell table:style-name="ce105" table:formula="of:=[.A27]" office:value-type="float" office:value="-37.3333333333334">
            <text:p>-37,3333 <text:s text:c="3"/></text:p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pha" table:base-cell-address="$'QR test 1'.$A$1" table:cell-range-address="$VP1.$E$2"/>
          <table:named-range table:name="alpha2" table:base-cell-address="$'QR test 1'.$A$1" table:cell-range-address="$VP1.$E$13"/>
          <table:named-range table:name="trace" table:base-cell-address="$'QR test 1'.$A$1" table:cell-range-address="$VP1.$F$27"/>
          <table:named-range table:name="x" table:base-cell-address="$'QR test 1'.$A$1" table:cell-range-address="$VP1.$A$2:.$A$4"/>
          <table:named-range table:name="_A" table:base-cell-address="$'QR test 1'.$A$1" table:cell-range-address="$VP1.$A$2:.$C$4"/>
          <table:named-range table:name="_A2" table:base-cell-address="$'QR test 1'.$A$1" table:cell-range-address="$VP1.$B$13:.$C$14"/>
          <table:named-expression table:name="_col" table:base-cell-address="$'QR test 1'.$A$1" table:expression="#ref!"/>
          <table:named-range table:name="_e1" table:base-cell-address="$'QR test 1'.$A$1" table:cell-range-address="$VP1.$F$2:.$F$4"/>
          <table:named-range table:name="_e2" table:base-cell-address="$'QR test 1'.$A$1" table:cell-range-address="$VP1.$F$2:.$F$3"/>
          <table:named-range table:name="_H1" table:base-cell-address="$'QR test 1'.$A$1" table:cell-range-address="$VP1.$A$8:.$C$10"/>
          <table:named-range table:name="_H2" table:base-cell-address="$'QR test 1'.$A$1" table:cell-range-address="$VP1.$A$17:.$C$19"/>
          <table:named-expression table:name="_norm" table:base-cell-address="$'QR test 1'.$A$1" table:expression="#ref!"/>
          <table:named-expression table:name="_P1" table:base-cell-address="$'QR test 1'.$A$1" table:expression="#ref!"/>
          <table:named-expression table:name="_P2" table:base-cell-address="$'QR test 1'.$A$1" table:expression="#ref!"/>
          <table:named-expression table:name="_P3" table:base-cell-address="$'QR test 1'.$A$1" table:expression="#ref!"/>
          <table:named-range table:name="_Q" table:base-cell-address="$'QR test 1'.$A$1" table:cell-range-address="$VP1.$E$22:.$G$24"/>
          <table:named-range table:name="_R" table:base-cell-address="$'QR test 1'.$A$1" table:cell-range-address="$VP1.$A$22:.$C$24"/>
          <table:named-range table:name="_RQ" table:base-cell-address="$'QR test 1'.$A$1" table:cell-range-address="$VP1.$A$27:.$C$29"/>
          <table:named-range table:name="_u" table:base-cell-address="$'QR test 1'.$A$1" table:cell-range-address="$VP1.$G$2:.$G$4"/>
          <table:named-range table:name="_u2" table:base-cell-address="$'QR test 1'.$A$1" table:cell-range-address="$VP1.$G$13:.$G$14"/>
          <table:named-range table:name="_v" table:base-cell-address="$'QR test 1'.$A$1" table:cell-range-address="$VP1.$H$2:.$H$4"/>
          <table:named-range table:name="_v2" table:base-cell-address="$'QR test 1'.$A$1" table:cell-range-address="$VP1.$H$13:.$H$14"/>
          <table:named-expression table:name="_w1" table:base-cell-address="$'QR test 1'.$A$1" table:expression="#ref!"/>
          <table:named-expression table:name="_w1t" table:base-cell-address="$'QR test 1'.$A$1" table:expression="#ref!"/>
          <table:named-expression table:name="_w2" table:base-cell-address="$'QR test 1'.$A$1" table:expression="#ref!"/>
          <table:named-expression table:name="_w2t" table:base-cell-address="$'QR test 1'.$A$1" table:expression="#ref!"/>
          <table:named-expression table:name="_w3" table:base-cell-address="$'QR test 1'.$A$1" table:expression="#ref!"/>
          <table:named-expression table:name="_w3t" table:base-cell-address="$'QR test 1'.$A$1" table:expression="#ref!"/>
          <table:named-range table:name="_x" table:base-cell-address="$'QR test 1'.$A$1" table:cell-range-address="$VP1.$A$2:.$A$4"/>
          <table:named-range table:name="_x2" table:base-cell-address="$'QR test 1'.$A$1" table:cell-range-address="$VP1.$B$13:.$B$14"/>
        </table:named-expressions>
      </table:table>
      <table:table table:name="VP1 (2)" table:style-name="ta4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1013" table:default-cell-style-name="ce1"/>
        <table:table-row table:style-name="ro1">
          <table:table-cell office:value-type="string">
            <text:p>_A</text:p>
          </table:table-cell>
          <table:table-cell table:number-columns-repeated="3"/>
          <table:table-cell office:value-type="string">
            <text:p>alpha</text:p>
          </table:table-cell>
          <table:table-cell office:value-type="string">
            <text:p>_e1</text:p>
          </table:table-cell>
          <table:table-cell office:value-type="string">
            <text:p>_u</text:p>
          </table:table-cell>
          <table:table-cell office:value-type="string">
            <text:p>_v</text:p>
          </table:table-cell>
          <table:table-cell/>
          <table:table-cell office:value-type="string">
            <text:p>UtU</text:p>
          </table:table-cell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5" office:value-type="float" office:value="-51">
            <text:p>-51</text:p>
          </table:table-cell>
          <table:table-cell table:style-name="ce26" office:value-type="float" office:value="4">
            <text:p>4</text:p>
          </table:table-cell>
          <table:table-cell/>
          <table:table-cell table:formula="of:=SQRT(SUMSQ([.A2:.A4]))" office:value-type="float" office:value="14">
            <text:p>14</text:p>
          </table:table-cell>
          <table:table-cell table:style-name="ce42" office:value-type="float" office:value="1">
            <text:p>1</text:p>
          </table:table-cell>
          <table:table-cell table:style-name="ce42" table:formula="of:=(_x-alpha*_e1)" office:value-type="float" office:value="-2">
            <text:p>-2</text:p>
          </table:table-cell>
          <table:table-cell table:style-name="ce51" table:formula="of:=_u/SQRT(SUMSQ(_u))" office:value-type="float" office:value="-0.577350269189626">
            <text:p>-0,577</text:p>
          </table:table-cell>
          <table:table-cell/>
          <table:table-cell table:style-name="ce54" table:formula="of:=MMULT(_v;TRANSPOSE(_v))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number-columns-repeated="101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6" office:value-type="float" office:value="167">
            <text:p>167</text:p>
          </table:table-cell>
          <table:table-cell table:style-name="ce27" office:value-type="float" office:value="-68">
            <text:p>-68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style-name="ce43" table:formula="of:=[.G2]" office:value-type="float" office:value="-2">
            <text:p>-2</text:p>
          </table:table-cell>
          <table:table-cell table:style-name="ce52" table:formula="of:=[.H2]" office:value-type="float" office:value="-0.577350269189626">
            <text:p>-0,577</text:p>
          </table:table-cell>
          <table:table-cell/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number-columns-repeated="1012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17" office:value-type="float" office:value="24">
            <text:p>24</text:p>
          </table:table-cell>
          <table:table-cell table:style-name="ce28" office:value-type="float" office:value="-41">
            <text:p>-41</text:p>
          </table:table-cell>
          <table:table-cell table:number-columns-repeated="2"/>
          <table:table-cell table:style-name="ce44" office:value-type="float" office:value="0">
            <text:p>0</text:p>
          </table:table-cell>
          <table:table-cell table:style-name="ce44" table:formula="of:=[.G2]" office:value-type="float" office:value="-2">
            <text:p>-2</text:p>
          </table:table-cell>
          <table:table-cell table:style-name="ce53" table:formula="of:=[.H2]" office:value-type="float" office:value="-0.577350269189626">
            <text:p>-0,577</text:p>
          </table:table-cell>
          <table:table-cell/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style-name="ce54" table:formula="of:=[.J2]" office:value-type="float" office:value="0.333333333333333">
            <text:p>0,33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_H1</text:p>
          </table:table-cell>
          <table:table-cell table:number-columns-repeated="1023"/>
        </table:table-row>
        <table:table-row table:style-name="ro1">
          <table:table-cell table:style-name="ce5" table:formula="of:=_I-2*MMULT(_v;TRANSPOSE(_v))" office:value-type="float" office:value="-0.666666666666667">
            <text:p>-0,667 <text:s text:c="3"/></text:p>
          </table:table-cell>
          <table:table-cell table:style-name="ce18" table:formula="of:=[.A8]" office:value-type="float" office:value="-0.666666666666667">
            <text:p>-0,667 <text:s text:c="3"/></text:p>
          </table:table-cell>
          <table:table-cell table:style-name="ce29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6" table:formula="of:=[.A8]" office:value-type="float" office:value="-0.666666666666667">
            <text:p>-0,667 <text:s text:c="3"/></text:p>
          </table:table-cell>
          <table:table-cell table:style-name="ce8" table:formula="of:=[.A8]" office:value-type="float" office:value="-0.666666666666667">
            <text:p>-0,667 <text:s text:c="3"/></text:p>
          </table:table-cell>
          <table:table-cell table:style-name="ce30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7" table:formula="of:=[.A8]" office:value-type="float" office:value="-0.666666666666667">
            <text:p>-0,667 <text:s text:c="3"/></text:p>
          </table:table-cell>
          <table:table-cell table:style-name="ce19" table:formula="of:=[.A8]" office:value-type="float" office:value="-0.666666666666667">
            <text:p>-0,667 <text:s text:c="3"/></text:p>
          </table:table-cell>
          <table:table-cell table:style-name="ce31" table:formula="of:=[.A8]" office:value-type="float" office:value="-0.666666666666667">
            <text:p>-0,667 <text:s text:c="3"/></text:p>
          </table:table-cell>
          <table:table-cell table:number-columns-repeated="1021"/>
        </table:table-row>
        <table:table-row table:style-name="ro1">
          <table:table-cell table:style-name="ce8" office:value-type="string" office:string-value="_H1A">
            <text:p>_H1A 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9" table:formula="of:=MMULT(_H1;_A)" office:value-type="float" office:value="-9.33333333333334">
            <text:p>-9,3 <text:s text:c="3"/></text:p>
          </table:table-cell>
          <table:table-cell table:style-name="ce20" table:formula="of:=[.A12]" office:value-type="float" office:value="-9.33333333333334">
            <text:p>-9,3 <text:s text:c="3"/></text:p>
          </table:table-cell>
          <table:table-cell table:style-name="ce32" table:formula="of:=[.A12]" office:value-type="float" office:value="-9.33333333333334">
            <text:p>-9,3 <text:s text:c="3"/></text:p>
          </table:table-cell>
          <table:table-cell/>
          <table:table-cell office:value-type="string">
            <text:p>alpha2</text:p>
          </table:table-cell>
          <table:table-cell/>
          <table:table-cell office:value-type="string">
            <text:p>_u2</text:p>
          </table:table-cell>
          <table:table-cell office:value-type="string">
            <text:p>_v2</text:p>
          </table:table-cell>
          <table:table-cell/>
          <table:table-cell office:value-type="string">
            <text:p>UtU</text:p>
          </table:table-cell>
          <table:table-cell table:number-columns-repeated="1014"/>
        </table:table-row>
        <table:table-row table:style-name="ro1">
          <table:table-cell table:style-name="ce10" table:formula="of:=[.A12]" office:value-type="float" office:value="-9.33333333333334">
            <text:p>-9,3 <text:s text:c="3"/></text:p>
          </table:table-cell>
          <table:table-cell table:style-name="ce21" table:formula="of:=[.A12]" office:value-type="float" office:value="-9.33333333333334">
            <text:p>-9,3 <text:s text:c="3"/></text:p>
          </table:table-cell>
          <table:table-cell table:style-name="ce33" table:formula="of:=[.A12]" office:value-type="float" office:value="-9.33333333333334">
            <text:p>-9,3 <text:s text:c="3"/></text:p>
          </table:table-cell>
          <table:table-cell/>
          <table:table-cell table:style-name="ce38" table:formula="of:=SIGN([.B13])*SQRT(SUMSQ(_x2))" office:value-type="float" office:value="-13.1993265821489">
            <text:p>-13,2 <text:s text:c="3"/></text:p>
          </table:table-cell>
          <table:table-cell/>
          <table:table-cell table:style-name="ce42" table:formula="of:=_x2-alpha2*_e2" office:value-type="float" office:value="0">
            <text:p>#VALEUR !</text:p>
          </table:table-cell>
          <table:table-cell table:style-name="ce51" table:formula="of:=_u2/SQRT(SUMSQ(_u2))" office:value-type="float" office:value="0">
            <text:p>#VALEUR !</text:p>
          </table:table-cell>
          <table:table-cell/>
          <table:table-cell table:style-name="ce54" table:formula="of:=MMULT(_v2;TRANSPOSE(_v2))" office:value-type="float" office:value="0">
            <text:p>#VALEUR !</text:p>
          </table:table-cell>
          <table:table-cell table:style-name="ce54"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number-columns-repeated="1012"/>
        </table:table-row>
        <table:table-row table:style-name="ro1">
          <table:table-cell table:style-name="ce11" table:formula="of:=[.A12]" office:value-type="float" office:value="-9.33333333333334">
            <text:p>-9,3 <text:s text:c="3"/></text:p>
          </table:table-cell>
          <table:table-cell table:style-name="ce22" table:formula="of:=[.A12]" office:value-type="float" office:value="-9.33333333333334">
            <text:p>-9,3 <text:s text:c="3"/></text:p>
          </table:table-cell>
          <table:table-cell table:style-name="ce34" table:formula="of:=[.A12]" office:value-type="float" office:value="-9.33333333333334">
            <text:p>-9,3 <text:s text:c="3"/></text:p>
          </table:table-cell>
          <table:table-cell table:number-columns-repeated="3"/>
          <table:table-cell table:style-name="ce44" table:formula="of:=[.G13]" office:value-type="float" office:value="0">
            <text:p>#VALEUR !</text:p>
          </table:table-cell>
          <table:table-cell table:style-name="ce53" table:formula="of:=[.H13]" office:value-type="float" office:value="0">
            <text:p>#VALEUR !</text:p>
          </table:table-cell>
          <table:table-cell/>
          <table:table-cell table:style-name="ce54" table:formula="of:=[.J13]" office:value-type="float" office:value="0">
            <text:p>#VALEUR !</text:p>
          </table:table-cell>
          <table:table-cell table:style-name="ce54"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formula="of:=[.J13]" office:value-type="float" office:value="0">
            <text:p>#VALEUR !</text:p>
          </table:table-cell>
          <table:table-cell table:number-columns-repeated="1012"/>
        </table:table-row>
        <table:table-row table:style-name="ro1">
          <table:table-cell office:value-type="string">
            <text:p>_H2</text:p>
          </table:table-cell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6" table:formula="of:=_I2-2*MMULT(_v2;TRANSPOSE(_v2))" office:value-type="float" office:value="0">
            <text:p>#VALEUR !</text:p>
          </table:table-cell>
          <table:table-cell table:style-name="ce27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7" table:formula="of:=[.B18]" office:value-type="float" office:value="0">
            <text:p>#VALEUR !</text:p>
          </table:table-cell>
          <table:table-cell table:style-name="ce28" table:formula="of:=[.B18]" office:value-type="float" office:value="0">
            <text:p>#VALEUR 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=_H2H1A</text:p>
          </table:table-cell>
          <table:table-cell table:number-columns-repeated="3"/>
          <table:table-cell office:value-type="string">
            <text:p>Q=H1.H2</text:p>
          </table:table-cell>
          <table:table-cell table:number-columns-repeated="3"/>
          <table:table-cell office:value-type="string">
            <text:p>QtQ</text:p>
          </table:table-cell>
          <table:table-cell table:number-columns-repeated="1015"/>
        </table:table-row>
        <table:table-row table:style-name="ro1">
          <table:table-cell table:style-name="ce12" table:formula="of:=MMULT(_H2;MMULT(_H1;_A))" office:value-type="float" office:value="-9.33333333333334">
            <text:p>-9 <text:s text:c="3"/></text:p>
          </table:table-cell>
          <table:table-cell table:style-name="ce23" table:formula="of:=[.A22]" office:value-type="float" office:value="-9.33333333333334">
            <text:p>-9 <text:s text:c="3"/></text:p>
          </table:table-cell>
          <table:table-cell table:style-name="ce35" table:formula="of:=[.A22]" office:value-type="float" office:value="-9.33333333333334">
            <text:p>-9 <text:s text:c="3"/></text:p>
          </table:table-cell>
          <table:table-cell/>
          <table:table-cell table:style-name="ce39" table:formula="of:=MMULT(_H1;_H2)" office:value-type="float" office:value="-0.666666666666667">
            <text:p>-0,67 <text:s text:c="3"/></text:p>
          </table:table-cell>
          <table:table-cell table:style-name="ce45" table:formula="of:=[.E22]" office:value-type="float" office:value="-0.666666666666667">
            <text:p>-0,67 <text:s text:c="3"/></text:p>
          </table:table-cell>
          <table:table-cell table:style-name="ce48" table:formula="of:=[.E22]" office:value-type="float" office:value="-0.666666666666667">
            <text:p>-0,67 <text:s text:c="3"/></text:p>
          </table:table-cell>
          <table:table-cell table:style-name="ce24"/>
          <table:table-cell table:style-name="ce12" table:formula="of:=MMULT(_Q;TRANSPOSE(_Q))" office:value-type="float" office:value="1.33333333333333">
            <text:p><text:s/>1 <text:s text:c="3"/></text:p>
          </table:table-cell>
          <table:table-cell table:style-name="ce23" table:formula="of:=[.I22]" office:value-type="float" office:value="1.33333333333333">
            <text:p><text:s/>1 <text:s text:c="3"/></text:p>
          </table:table-cell>
          <table:table-cell table:style-name="ce35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13" table:formula="of:=[.A22]" office:value-type="float" office:value="-9.33333333333334">
            <text:p>-9 <text:s text:c="3"/></text:p>
          </table:table-cell>
          <table:table-cell table:style-name="ce24" table:formula="of:=[.A22]" office:value-type="float" office:value="-9.33333333333334">
            <text:p>-9 <text:s text:c="3"/></text:p>
          </table:table-cell>
          <table:table-cell table:style-name="ce36" table:formula="of:=[.A22]" office:value-type="float" office:value="-9.33333333333334">
            <text:p>-9 <text:s text:c="3"/></text:p>
          </table:table-cell>
          <table:table-cell/>
          <table:table-cell table:style-name="ce40" table:formula="of:=[.E22]" office:value-type="float" office:value="-0.666666666666667">
            <text:p>-0,67 <text:s text:c="3"/></text:p>
          </table:table-cell>
          <table:table-cell table:style-name="ce46" table:formula="of:=[.E22]" office:value-type="float" office:value="-0.666666666666667">
            <text:p>-0,67 <text:s text:c="3"/></text:p>
          </table:table-cell>
          <table:table-cell table:style-name="ce49" table:formula="of:=[.E22]" office:value-type="float" office:value="-0.666666666666667">
            <text:p>-0,67 <text:s text:c="3"/></text:p>
          </table:table-cell>
          <table:table-cell table:style-name="ce24"/>
          <table:table-cell table:style-name="ce13" table:formula="of:=[.I22]" office:value-type="float" office:value="1.33333333333333">
            <text:p><text:s/>1 <text:s text:c="3"/></text:p>
          </table:table-cell>
          <table:table-cell table:style-name="ce24" table:formula="of:=[.I22]" office:value-type="float" office:value="1.33333333333333">
            <text:p><text:s/>1 <text:s text:c="3"/></text:p>
          </table:table-cell>
          <table:table-cell table:style-name="ce36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style-name="ce14" table:formula="of:=[.A22]" office:value-type="float" office:value="-9.33333333333334">
            <text:p>-9 <text:s text:c="3"/></text:p>
          </table:table-cell>
          <table:table-cell table:style-name="ce25" table:formula="of:=[.A22]" office:value-type="float" office:value="-9.33333333333334">
            <text:p>-9 <text:s text:c="3"/></text:p>
          </table:table-cell>
          <table:table-cell table:style-name="ce37" table:formula="of:=[.A22]" office:value-type="float" office:value="-9.33333333333334">
            <text:p>-9 <text:s text:c="3"/></text:p>
          </table:table-cell>
          <table:table-cell/>
          <table:table-cell table:style-name="ce41" table:formula="of:=[.E22]" office:value-type="float" office:value="-0.666666666666667">
            <text:p>-0,67 <text:s text:c="3"/></text:p>
          </table:table-cell>
          <table:table-cell table:style-name="ce47" table:formula="of:=[.E22]" office:value-type="float" office:value="-0.666666666666667">
            <text:p>-0,67 <text:s text:c="3"/></text:p>
          </table:table-cell>
          <table:table-cell table:style-name="ce50" table:formula="of:=[.E22]" office:value-type="float" office:value="-0.666666666666667">
            <text:p>-0,67 <text:s text:c="3"/></text:p>
          </table:table-cell>
          <table:table-cell table:style-name="ce24"/>
          <table:table-cell table:style-name="ce14" table:formula="of:=[.I22]" office:value-type="float" office:value="1.33333333333333">
            <text:p><text:s/>1 <text:s text:c="3"/></text:p>
          </table:table-cell>
          <table:table-cell table:style-name="ce25" table:formula="of:=[.I22]" office:value-type="float" office:value="1.33333333333333">
            <text:p><text:s/>1 <text:s text:c="3"/></text:p>
          </table:table-cell>
          <table:table-cell table:style-name="ce37" table:formula="of:=[.I22]" office:value-type="float" office:value="1.33333333333333">
            <text:p><text:s/>1 <text:s text:c="3"/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(k+1)=tQRQ</text:p>
          </table:table-cell>
          <table:table-cell office:value-type="string">
            <text:p>Valeurs propres- Faire Ctrl-a pour itérer</text:p>
          </table:table-cell>
          <table:table-cell table:number-columns-repeated="1022"/>
        </table:table-row>
        <table:table-row table:style-name="ro1">
          <table:table-cell table:style-name="ce105" table:formula="of:=MMULT(_R;_Q)" office:value-type="float" office:value="18.6666666666667">
            <text:p><text:s/>18,6667 <text:s text:c="3"/></text:p>
          </table:table-cell>
          <table:table-cell table:style-name="ce105" table:formula="of:=[.A27]" office:value-type="float" office:value="18.6666666666667">
            <text:p><text:s/>18,6667 <text:s text:c="3"/></text:p>
          </table:table-cell>
          <table:table-cell table:style-name="ce105" table:formula="of:=[.A27]" office:value-type="float" office:value="18.6666666666667">
            <text:p><text:s/>18,6667 <text:s text:c="3"/></text:p>
          </table:table-cell>
          <table:table-cell/>
          <table:table-cell office:value-type="string">
            <text:p>Trace</text:p>
          </table:table-cell>
          <table:table-cell table:style-name="ce100" table:formula="of:=SUM([.A27];[.B28];[.C29])" office:value-type="float" office:value="56">
            <text:p><text:s/>56,0000 <text:s text:c="3"/></text:p>
          </table:table-cell>
          <table:table-cell table:number-columns-repeated="1018"/>
        </table:table-row>
        <table:table-row table:style-name="ro1">
          <table:table-cell table:style-name="ce105" table:formula="of:=[.A27]" office:value-type="float" office:value="18.6666666666667">
            <text:p><text:s/>18,6667 <text:s text:c="3"/></text:p>
          </table:table-cell>
          <table:table-cell table:style-name="ce105" table:formula="of:=[.A27]" office:value-type="float" office:value="18.6666666666667">
            <text:p><text:s/>18,6667 <text:s text:c="3"/></text:p>
          </table:table-cell>
          <table:table-cell table:style-name="ce105" table:formula="of:=[.A27]" office:value-type="float" office:value="18.6666666666667">
            <text:p><text:s/>18,6667 <text:s text:c="3"/></text:p>
          </table:table-cell>
          <table:table-cell/>
          <table:table-cell office:value-type="string">
            <text:p>Résidu</text:p>
          </table:table-cell>
          <table:table-cell table:style-name="ce106" table:formula="of:=SUM([.A28];[.A29];[.B29])" office:value-type="float" office:value="56">
            <text:p><text:s/>56,0000 <text:s text:c="3"/></text:p>
          </table:table-cell>
          <table:table-cell table:number-columns-repeated="1018"/>
        </table:table-row>
        <table:table-row table:style-name="ro1">
          <table:table-cell table:style-name="ce105" table:formula="of:=[.A27]" office:value-type="float" office:value="18.6666666666667">
            <text:p><text:s/>18,6667 <text:s text:c="3"/></text:p>
          </table:table-cell>
          <table:table-cell table:style-name="ce105" table:formula="of:=[.A27]" office:value-type="float" office:value="18.6666666666667">
            <text:p><text:s/>18,6667 <text:s text:c="3"/></text:p>
          </table:table-cell>
          <table:table-cell table:style-name="ce105" table:formula="of:=[.A27]" office:value-type="float" office:value="18.6666666666667">
            <text:p><text:s/>18,6667 <text:s text:c="3"/></text:p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pha" table:base-cell-address="$'QR test 1'.$A$1" table:cell-range-address="$'VP1 (2)'.$E$2"/>
          <table:named-range table:name="alpha2" table:base-cell-address="$'QR test 1'.$A$1" table:cell-range-address="$'VP1 (2)'.$E$13"/>
          <table:named-range table:name="trace" table:base-cell-address="$'QR test 1'.$A$1" table:cell-range-address="$'VP1 (2)'.$F$27"/>
          <table:named-range table:name="x" table:base-cell-address="$'QR test 1'.$A$1" table:cell-range-address="$'VP1 (2)'.$A$2:.$A$4"/>
          <table:named-range table:name="_A" table:base-cell-address="$'QR test 1'.$A$1" table:cell-range-address="$'VP1 (2)'.$A$2:.$C$4"/>
          <table:named-range table:name="_A2" table:base-cell-address="$'QR test 1'.$A$1" table:cell-range-address="$'VP1 (2)'.$B$13:.$C$14"/>
          <table:named-expression table:name="_col" table:base-cell-address="$'QR test 1'.$A$1" table:expression="#ref!"/>
          <table:named-range table:name="_e1" table:base-cell-address="$'QR test 1'.$A$1" table:cell-range-address="$'VP1 (2)'.$F$2:.$F$4"/>
          <table:named-range table:name="_e2" table:base-cell-address="$'QR test 1'.$A$1" table:cell-range-address="$'VP1 (2)'.$F$2:.$F$3"/>
          <table:named-range table:name="_H1" table:base-cell-address="$'QR test 1'.$A$1" table:cell-range-address="$'VP1 (2)'.$A$8:.$C$10"/>
          <table:named-range table:name="_H2" table:base-cell-address="$'QR test 1'.$A$1" table:cell-range-address="$'VP1 (2)'.$A$17:.$C$19"/>
          <table:named-expression table:name="_norm" table:base-cell-address="$'QR test 1'.$A$1" table:expression="#ref!"/>
          <table:named-expression table:name="_P1" table:base-cell-address="$'QR test 1'.$A$1" table:expression="#ref!"/>
          <table:named-expression table:name="_P2" table:base-cell-address="$'QR test 1'.$A$1" table:expression="#ref!"/>
          <table:named-expression table:name="_P3" table:base-cell-address="$'QR test 1'.$A$1" table:expression="#ref!"/>
          <table:named-range table:name="_Q" table:base-cell-address="$'QR test 1'.$A$1" table:cell-range-address="$'VP1 (2)'.$E$22:.$G$24"/>
          <table:named-range table:name="_R" table:base-cell-address="$'QR test 1'.$A$1" table:cell-range-address="$'VP1 (2)'.$A$22:.$C$24"/>
          <table:named-range table:name="_RQ" table:base-cell-address="$'QR test 1'.$A$1" table:cell-range-address="$'VP1 (2)'.$A$27:.$C$29"/>
          <table:named-range table:name="_u" table:base-cell-address="$'QR test 1'.$A$1" table:cell-range-address="$'VP1 (2)'.$G$2:.$G$4"/>
          <table:named-range table:name="_u2" table:base-cell-address="$'QR test 1'.$A$1" table:cell-range-address="$'VP1 (2)'.$G$13:.$G$14"/>
          <table:named-range table:name="_v" table:base-cell-address="$'QR test 1'.$A$1" table:cell-range-address="$'VP1 (2)'.$H$2:.$H$4"/>
          <table:named-range table:name="_v2" table:base-cell-address="$'QR test 1'.$A$1" table:cell-range-address="$'VP1 (2)'.$H$13:.$H$14"/>
          <table:named-expression table:name="_w1" table:base-cell-address="$'QR test 1'.$A$1" table:expression="#ref!"/>
          <table:named-expression table:name="_w1t" table:base-cell-address="$'QR test 1'.$A$1" table:expression="#ref!"/>
          <table:named-expression table:name="_w2" table:base-cell-address="$'QR test 1'.$A$1" table:expression="#ref!"/>
          <table:named-expression table:name="_w2t" table:base-cell-address="$'QR test 1'.$A$1" table:expression="#ref!"/>
          <table:named-expression table:name="_w3" table:base-cell-address="$'QR test 1'.$A$1" table:expression="#ref!"/>
          <table:named-expression table:name="_w3t" table:base-cell-address="$'QR test 1'.$A$1" table:expression="#ref!"/>
          <table:named-range table:name="_x" table:base-cell-address="$'QR test 1'.$A$1" table:cell-range-address="$'VP1 (2)'.$A$2:.$A$4"/>
          <table:named-range table:name="_x2" table:base-cell-address="$'QR test 1'.$A$1" table:cell-range-address="$'VP1 (2)'.$B$13:.$B$14"/>
        </table:named-expressions>
      </table:table>
      <table:table table:name="communs" table:style-name="ta5">
        <table:table-column table:style-name="co3" table:number-columns-repeated="1024" table:default-cell-style-name="ce1"/>
        <table:table-row table:style-name="ro1">
          <table:table-cell office:value-type="string">
            <text:p>_I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65532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6">
        <office:forms form:automatic-focus="false" form:apply-design-mode="false"/>
        <table:table-column table:style-name="co13" table:default-cell-style-name="ce1"/>
        <table:table-column table:style-name="co3" table:number-columns-repeated="1023" table:default-cell-style-name="ce1"/>
        <table:table-row table:style-name="ro1">
          <table:table-cell table:style-name="ce61" office:value-type="float" office:value="169.92559780988">
            <text:p><text:s/>169,926 <text:s text:c="3"/></text:p>
          </table:table-cell>
          <table:table-cell table:number-columns-repeated="1023"/>
        </table:table-row>
        <table:table-row table:style-name="ro1">
          <table:table-cell table:style-name="ce61" office:value-type="float" office:value="-44.1201186566115">
            <text:p>-44,120 <text:s text:c="3"/></text:p>
          </table:table-cell>
          <table:table-cell table:number-columns-repeated="1023"/>
        </table:table-row>
        <table:table-row table:style-name="ro1">
          <table:table-cell table:style-name="ce61" office:value-type="float" office:value="12.1945208467317">
            <text:p><text:s/>12,195 <text:s text:c="3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float" office:value="12">
            <text:p>12</text:p>
          </table:table-cell>
          <table:table-cell table:style-name="ce69" office:value-type="float" office:value="6">
            <text:p>6</text:p>
          </table:table-cell>
          <table:table-cell table:style-name="ce79" office:value-type="float" office:value="-4">
            <text:p>-4</text:p>
          </table:table-cell>
          <table:table-cell table:number-columns-repeated="1021"/>
        </table:table-row>
        <table:table-row table:style-name="ro1">
          <table:table-cell table:style-name="ce56" office:value-type="float" office:value="6">
            <text:p>6</text:p>
          </table:table-cell>
          <table:table-cell table:style-name="ce16" office:value-type="float" office:value="167">
            <text:p>167</text:p>
          </table:table-cell>
          <table:table-cell table:style-name="ce80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57" office:value-type="float" office:value="-4">
            <text:p>-4</text:p>
          </table:table-cell>
          <table:table-cell table:style-name="ce70" office:value-type="float" office:value="24">
            <text:p>24</text:p>
          </table:table-cell>
          <table:table-cell table:style-name="ce81" office:value-type="float" office:value="-41">
            <text:p>-41</text:p>
          </table:table-cell>
          <table:table-cell table:number-columns-repeated="1021"/>
        </table:table-row>
        <table:table-row table:style-name="ro1" table:number-rows-repeated="65529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Q" table:base-cell-address="$'QR test 1'.$A$1" table:cell-range-address="$Feuil1.$E$22:.$G$24"/>
        </table:named-expressions>
      </table:table>
      <table:named-expressions>
        <table:named-range table:name="alpha" table:base-cell-address="$'QR test 1'.$A$1" table:cell-range-address="$'QR test 1'.$E$2"/>
        <table:named-range table:name="alpha2" table:base-cell-address="$'QR test 1'.$A$1" table:cell-range-address="$'QR test 1'.$E$13"/>
        <table:named-range table:name="trace" table:base-cell-address="$'QR test 1'.$A$1" table:cell-range-address="$'QR test2'.$F$27"/>
        <table:named-range table:name="x" table:base-cell-address="$'QR test 1'.$A$1" table:cell-range-address="$'QR test 1'.$A$2:.$A$4"/>
        <table:named-expression table:name="_A" table:base-cell-address="$'QR test 1'.$A$1" table:expression="#ref!"/>
        <table:named-range table:name="_A2" table:base-cell-address="$'QR test 1'.$A$1" table:cell-range-address="$'QR test 1'.$B$13:.$C$14"/>
        <table:named-expression table:name="_col" table:base-cell-address="$'QR test 1'.$A$1" table:expression="#ref!"/>
        <table:named-range table:name="_e1" table:base-cell-address="$'QR test 1'.$A$1" table:cell-range-address="$'QR test 1'.$F$2:.$F$4"/>
        <table:named-range table:name="_e2" table:base-cell-address="$'QR test 1'.$A$1" table:cell-range-address="$'QR test 1'.$F$2:.$F$3"/>
        <table:named-range table:name="_H1" table:base-cell-address="$'QR test 1'.$A$1" table:cell-range-address="$'QR test 1'.$A$8:.$C$10"/>
        <table:named-range table:name="_H2" table:base-cell-address="$'QR test 1'.$A$1" table:cell-range-address="$'QR test 1'.$A$17:.$C$19"/>
        <table:named-range table:name="_I" table:base-cell-address="$'QR test 1'.$A$1" table:cell-range-address="$communs.$A$2:.$C$4"/>
        <table:named-range table:name="_I2" table:base-cell-address="$'QR test 1'.$A$1" table:cell-range-address="$communs.$A$2:.$B$3"/>
        <table:named-expression table:name="_norm" table:base-cell-address="$'QR test 1'.$A$1" table:expression="#ref!"/>
        <table:named-expression table:name="_P1" table:base-cell-address="$'QR test 1'.$A$1" table:expression="#ref!"/>
        <table:named-expression table:name="_P2" table:base-cell-address="$'QR test 1'.$A$1" table:expression="#ref!"/>
        <table:named-expression table:name="_P3" table:base-cell-address="$'QR test 1'.$A$1" table:expression="#ref!"/>
        <table:named-range table:name="_RQ" table:base-cell-address="$'QR test 1'.$A$1" table:cell-range-address="$'QR test2'.$A$27:.$C$29"/>
        <table:named-range table:name="_u" table:base-cell-address="$'QR test 1'.$A$1" table:cell-range-address="$'QR test 1'.$G$2:.$G$4"/>
        <table:named-range table:name="_u2" table:base-cell-address="$'QR test 1'.$A$1" table:cell-range-address="$'QR test 1'.$G$13:.$G$14"/>
        <table:named-range table:name="_v" table:base-cell-address="$'QR test 1'.$A$1" table:cell-range-address="$'QR test 1'.$H$2:.$H$4"/>
        <table:named-range table:name="_v2" table:base-cell-address="$'QR test 1'.$A$1" table:cell-range-address="$'QR test 1'.$H$13:.$H$14"/>
        <table:named-expression table:name="_w1" table:base-cell-address="$'QR test 1'.$A$1" table:expression="#ref!"/>
        <table:named-expression table:name="_w1t" table:base-cell-address="$'QR test 1'.$A$1" table:expression="#ref!"/>
        <table:named-expression table:name="_w2" table:base-cell-address="$'QR test 1'.$A$1" table:expression="#ref!"/>
        <table:named-expression table:name="_w2t" table:base-cell-address="$'QR test 1'.$A$1" table:expression="#ref!"/>
        <table:named-expression table:name="_w3" table:base-cell-address="$'QR test 1'.$A$1" table:expression="#ref!"/>
        <table:named-expression table:name="_w3t" table:base-cell-address="$'QR test 1'.$A$1" table:expression="#ref!"/>
        <table:named-range table:name="_x" table:base-cell-address="$'QR test 1'.$A$1" table:cell-range-address="$'QR test 1'.$A$2:.$A$4"/>
        <table:named-range table:name="_x2" table:base-cell-address="$'QR test 1'.$A$1" table:cell-range-address="$'QR test 1'.$B$13: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8">
      <number:number number:decimal-places="3" number:min-integer-digits="1"/>
    </number:number-style>
    <number:number-style style:name="N110P0" style:volatile="true">
      <number:text> </number:text>
      <number:number number:decimal-places="3" number:min-integer-digits="1" number:grouping="true"/>
      <number:text>    </number:text>
    </number:number-style>
    <number:number-style style:name="N110P1" style:volatile="true">
      <number:text>-</number:text>
      <number:number number:decimal-places="3" number:min-integer-digits="1" number:grouping="true"/>
      <number:text>    </number:text>
    </number:number-style>
    <number:number-style style:name="N110P2" style:volatile="true">
      <number:text> -</number:text>
      <number:number number: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1" number:min-integer-digits="1" number:grouping="true"/>
      <number:text>    </number:text>
    </number:number-style>
    <number:number-style style:name="N111P1" style:volatile="true">
      <number:text>-</number:text>
      <number:number number:decimal-places="1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3" number:min-integer-digits="1" number:grouping="true"/>
      <number:text>    </number:text>
    </number:number-style>
    <number:number-style style:name="N114P1" style:volatile="true">
      <number:text>-</number:text>
      <number:number number:decimal-places="3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1" number:min-integer-digits="1" number:grouping="true"/>
      <number:text>    </number:text>
    </number:number-style>
    <number:number-style style:name="N115P1" style:volatile="true">
      <number:text>-</number:text>
      <number:number number:decimal-places="1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1" number:min-integer-digits="1" number:grouping="true"/>
      <number:text>    </number:text>
    </number:number-style>
    <number:number-style style:name="N116P1" style:volatile="true">
      <number:text>-</number:text>
      <number:number number:decimal-places="1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4" number:min-integer-digits="1" number:grouping="true"/>
      <number:text>    </number:text>
    </number:number-style>
    <number:number-style style:name="N118P1" style:volatile="true">
      <number:text>-</number:text>
      <number:number number:decimal-places="4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fr" number:country="FR">
      <number:number number:decimal-places="0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  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  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fr" number:country="FR">
      <number:text> -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fr" number:country="FR">
      <number:text> -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4" number:language="fr" number:country="F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5" number:language="fr" number:country="F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fr" number:country="FR">
      <number:minutes number:style="long"/>
      <number:text>:</number:text>
      <number:seconds number:style="long"/>
    </number:time-style>
    <number:time-style style:name="N5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fr" number:country="FR">
      <number:minutes number:style="long"/>
      <number:text>:</number:text>
      <number:seconds number:style="long" number:decimal-places="1"/>
    </number:time-style>
    <number:number-style style:name="N5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524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62cm" fo:margin-left="0cm" fo:margin-right="0cm" fo:margin-bottom="0.268cm"/>
      </style:header-style>
      <style:footer-style>
        <style:header-footer-properties fo:min-height="0.762cm" fo:margin-left="0cm" fo:margin-right="0cm" fo:margin-top="0.374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R_20_test_20_1" style:display-name="PageStyle_QR test 1" style:page-layout-name="Mpm3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QR_20_test2" style:display-name="PageStyle_QR test2" style:page-layout-name="Mpm3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VP1" style:display-name="PageStyle_VP1" style:page-layout-name="Mpm3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VP1_20__28_2_29_" style:display-name="PageStyle_VP1 (2)" style:page-layout-name="Mpm3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communs" style:display-name="PageStyle_communs" style:page-layout-name="Mpm3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07:34:20</meta:creation-date>
    <meta:initial-creator>CHARRIERE Bruno</meta:initial-creator>
    <meta:print-date>2014-05-29T17:31:03</meta:print-date>
    <dc:date>2014-05-31T16:18:56</dc:date>
    <meta:editing-cycles>0</meta:editing-cycles>
    <meta:editing-duration>P0D</meta:editing-duration>
    <meta:generator>LibreOffice/3.5$Linux_x86 LibreOffice_project/350m1$Build-2</meta:generator>
    <meta:document-statistic meta:table-count="6" meta:cell-count="475" meta:object-count="0"/>
  </office:meta>
</office:document-meta>
</file>